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EZ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Dezembro-2017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0694.74" table:style-name="ce14">
            <text:p>10.695<text:s/></text:p>
          </table:table-cell>
          <table:table-cell office:value-type="float" office:value="35064.050000000003" table:style-name="ce14">
            <text:p>35.064<text:s/></text:p>
          </table:table-cell>
          <table:table-cell office:value-type="float" office:value="58228205.969999999" table:style-name="ce14">
            <text:p>58.228.206<text:s/></text:p>
          </table:table-cell>
          <table:table-cell office:value-type="float" office:value="24946.13" table:style-name="ce14">
            <text:p>24.946<text:s/></text:p>
          </table:table-cell>
          <table:table-cell office:value-type="float" office:value="58827604.899999999" table:style-name="ce14">
            <text:p>58.827.605<text:s/></text:p>
          </table:table-cell>
          <table:table-cell office:value-type="float" office:value="28825560.960000001" table:style-name="ce14">
            <text:p>28.825.561<text:s/></text:p>
          </table:table-cell>
          <table:table-cell office:value-type="float" office:value="4663198.07" table:style-name="ce14">
            <text:p>4.663.198<text:s/></text:p>
          </table:table-cell>
          <table:table-cell office:value-type="float" office:value="110593052.52" table:style-name="ce14">
            <text:p>110.593.053<text:s/></text:p>
          </table:table-cell>
          <table:table-cell office:value-type="float" office:value="41026368.450000003" table:style-name="ce14">
            <text:p>41.026.368<text:s/></text:p>
          </table:table-cell>
          <table:table-cell office:value-type="float" office:value="16380029.16" table:style-name="ce14">
            <text:p>16.380.029<text:s/></text:p>
          </table:table-cell>
          <table:table-cell office:value-type="float" office:value="59784829.43" table:style-name="ce14">
            <text:p>59.784.829<text:s/></text:p>
          </table:table-cell>
          <table:table-cell office:value-type="float" office:value="209701.04" table:style-name="ce14">
            <text:p>209.701<text:s/></text:p>
          </table:table-cell>
          <table:table-cell office:value-type="float" office:value="516970.57" table:style-name="ce14">
            <text:p>516.971<text:s/></text:p>
          </table:table-cell>
          <table:table-cell office:value-type="float" office:value="4521590.51" table:style-name="ce14">
            <text:p>4.521.591<text:s/></text:p>
          </table:table-cell>
          <table:table-cell office:value-type="float" office:value="2356099.64" table:style-name="ce14">
            <text:p>2.356.100<text:s/></text:p>
          </table:table-cell>
          <table:table-cell office:value-type="float" office:value="81306161.010000005" table:style-name="ce14">
            <text:p>81.306.161<text:s/></text:p>
          </table:table-cell>
          <table:table-cell office:value-type="float" office:value="12152.96" table:style-name="ce14">
            <text:p>12.153<text:s/></text:p>
          </table:table-cell>
          <table:table-cell office:value-type="float" office:value="228073992.46000001" table:style-name="ce14">
            <text:p>228.073.992<text:s/></text:p>
          </table:table-cell>
          <table:table-cell office:value-type="float" office:value="237352948.77000001" table:style-name="ce14">
            <text:p>237.352.949<text:s/></text:p>
          </table:table-cell>
          <table:table-cell office:value-type="float" office:value="1516899.13" table:style-name="ce14">
            <text:p>1.516.899<text:s/></text:p>
          </table:table-cell>
          <table:table-cell office:value-type="float" office:value="43001.67" table:style-name="ce14">
            <text:p>43.002<text:s/></text:p>
          </table:table-cell>
          <table:table-cell office:value-type="float" office:value="21522.34" table:style-name="ce14">
            <text:p>21.522<text:s/></text:p>
          </table:table-cell>
          <table:table-cell office:value-type="float" office:value="75285950.209999993" table:style-name="ce14">
            <text:p>75.285.950<text:s/></text:p>
          </table:table-cell>
          <table:table-cell office:value-type="float" office:value="346296655.80000001" table:style-name="ce14">
            <text:p>346.296.656<text:s/></text:p>
          </table:table-cell>
          <table:table-cell office:value-type="float" office:value="24566.87" table:style-name="ce14">
            <text:p>24.567<text:s/></text:p>
          </table:table-cell>
          <table:table-cell office:value-type="float" office:value="1275258708.97" table:style-name="ce14">
            <text:p>1.275.258.709<text:s/></text:p>
          </table:table-cell>
          <table:table-cell office:value-type="float" office:value="46.12" table:style-name="ce14">
            <text:p>46<text:s/></text:p>
          </table:table-cell>
          <table:table-cell office:value-type="float" office:value="2631196522.4499998" table:style-name="ce15">
            <text:p>2.631.196.5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22.27" table:style-name="ce17">
            <text:p>1.522<text:s/></text:p>
          </table:table-cell>
          <table:table-cell office:value-type="float" office:value="-8.0299999999999994" table:style-name="ce17">
            <text:p>(8)</text:p>
          </table:table-cell>
          <table:table-cell office:value-type="float" office:value="0" table:style-name="ce17">
            <text:p>-<text:s/></text:p>
          </table:table-cell>
          <table:table-cell office:value-type="float" office:value="51210.82" table:style-name="ce17">
            <text:p>51.211<text:s/></text:p>
          </table:table-cell>
          <table:table-cell office:value-type="float" office:value="-16.82" table:style-name="ce17">
            <text:p>(17)</text:p>
          </table:table-cell>
          <table:table-cell office:value-type="float" office:value="-37.26" table:style-name="ce17">
            <text:p>(37)</text:p>
          </table:table-cell>
          <table:table-cell office:value-type="float" office:value="-26.7" table:style-name="ce17">
            <text:p>(27)</text:p>
          </table:table-cell>
          <table:table-cell office:value-type="float" office:value="6.23" table:style-name="ce17">
            <text:p>6<text:s/></text:p>
          </table:table-cell>
          <table:table-cell office:value-type="float" office:value="-6.03" table:style-name="ce17">
            <text:p>(6)</text:p>
          </table:table-cell>
          <table:table-cell office:value-type="float" office:value="-331.99" table:style-name="ce17">
            <text:p>(332)</text:p>
          </table:table-cell>
          <table:table-cell office:value-type="float" office:value="-32.51" table:style-name="ce17">
            <text:p>(33)</text:p>
          </table:table-cell>
          <table:table-cell office:value-type="float" office:value="4337.04" table:style-name="ce17">
            <text:p>4.337<text:s/></text:p>
          </table:table-cell>
          <table:table-cell office:value-type="float" office:value="11379.84" table:style-name="ce17">
            <text:p>11.380<text:s/></text:p>
          </table:table-cell>
          <table:table-cell office:value-type="float" office:value="-503.43" table:style-name="ce17">
            <text:p>(503)</text:p>
          </table:table-cell>
          <table:table-cell office:value-type="float" office:value="9335.68" table:style-name="ce17">
            <text:p>9.336<text:s/></text:p>
          </table:table-cell>
          <table:table-cell office:value-type="float" office:value="-1.35" table:style-name="ce17">
            <text:p>(1)</text:p>
          </table:table-cell>
          <table:table-cell office:value-type="float" office:value="173171.17" table:style-name="ce17">
            <text:p>173.171<text:s/></text:p>
          </table:table-cell>
          <table:table-cell office:value-type="float" office:value="-301.33" table:style-name="ce17">
            <text:p>(301)</text:p>
          </table:table-cell>
          <table:table-cell office:value-type="float" office:value="-3.56" table:style-name="ce17">
            <text:p>(4)</text:p>
          </table:table-cell>
          <table:table-cell office:value-type="float" office:value="-13.89" table:style-name="ce17">
            <text:p>(14)</text:p>
          </table:table-cell>
          <table:table-cell office:value-type="float" office:value="-0.21" table:style-name="ce17">
            <text:p>(0)</text:p>
          </table:table-cell>
          <table:table-cell office:value-type="float" office:value="151396.26999999999" table:style-name="ce17">
            <text:p>151.396<text:s/></text:p>
          </table:table-cell>
          <table:table-cell office:value-type="float" office:value="478555.56" table:style-name="ce17">
            <text:p>478.556<text:s/></text:p>
          </table:table-cell>
          <table:table-cell office:value-type="float" office:value="-0.92" table:style-name="ce17">
            <text:p>(1)</text:p>
          </table:table-cell>
          <table:table-cell office:value-type="float" office:value="2046031.37" table:style-name="ce17">
            <text:p>2.046.031<text:s/></text:p>
          </table:table-cell>
          <table:table-cell office:value-type="float" office:value="-7.49" table:style-name="ce17">
            <text:p>(7)</text:p>
          </table:table-cell>
          <table:table-cell office:value-type="float" office:value="2925654.73" table:style-name="ce18">
            <text:p>2.925.6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67012.02" table:style-name="ce17">
            <text:p>267.012<text:s/></text:p>
          </table:table-cell>
          <table:table-cell office:value-type="float" office:value="13177825.789999999" table:style-name="ce17">
            <text:p>13.177.826<text:s/></text:p>
          </table:table-cell>
          <table:table-cell office:value-type="float" office:value="12755832.93" table:style-name="ce17">
            <text:p>12.755.833<text:s/></text:p>
          </table:table-cell>
          <table:table-cell office:value-type="float" office:value="154395.25" table:style-name="ce17">
            <text:p>154.395<text:s/></text:p>
          </table:table-cell>
          <table:table-cell office:value-type="float" office:value="153900426.41" table:style-name="ce17">
            <text:p>153.900.426<text:s/></text:p>
          </table:table-cell>
          <table:table-cell office:value-type="float" office:value="32965842.670000002" table:style-name="ce17">
            <text:p>32.965.843<text:s/></text:p>
          </table:table-cell>
          <table:table-cell office:value-type="float" office:value="10249254.99" table:style-name="ce17">
            <text:p>10.249.255<text:s/></text:p>
          </table:table-cell>
          <table:table-cell office:value-type="float" office:value="149172449.19" table:style-name="ce17">
            <text:p>149.172.449<text:s/></text:p>
          </table:table-cell>
          <table:table-cell office:value-type="float" office:value="40745570.880000003" table:style-name="ce17">
            <text:p>40.745.571<text:s/></text:p>
          </table:table-cell>
          <table:table-cell office:value-type="float" office:value="6509297.4900000002" table:style-name="ce17">
            <text:p>6.509.297<text:s/></text:p>
          </table:table-cell>
          <table:table-cell office:value-type="float" office:value="449300851.45999998" table:style-name="ce17">
            <text:p>449.300.851<text:s/></text:p>
          </table:table-cell>
          <table:table-cell office:value-type="float" office:value="10282279.66" table:style-name="ce17">
            <text:p>10.282.280<text:s/></text:p>
          </table:table-cell>
          <table:table-cell office:value-type="float" office:value="12025407.029999999" table:style-name="ce17">
            <text:p>12.025.407<text:s/></text:p>
          </table:table-cell>
          <table:table-cell office:value-type="float" office:value="9260030.5199999996" table:style-name="ce17">
            <text:p>9.260.031<text:s/></text:p>
          </table:table-cell>
          <table:table-cell office:value-type="float" office:value="8181018.4900000002" table:style-name="ce17">
            <text:p>8.181.018<text:s/></text:p>
          </table:table-cell>
          <table:table-cell office:value-type="float" office:value="130226421.81999999" table:style-name="ce17">
            <text:p>130.226.422<text:s/></text:p>
          </table:table-cell>
          <table:table-cell office:value-type="float" office:value="3313493.3" table:style-name="ce17">
            <text:p>3.313.493<text:s/></text:p>
          </table:table-cell>
          <table:table-cell office:value-type="float" office:value="305106532.58999997" table:style-name="ce17">
            <text:p>305.106.533<text:s/></text:p>
          </table:table-cell>
          <table:table-cell office:value-type="float" office:value="358968075.92000002" table:style-name="ce17">
            <text:p>358.968.076<text:s/></text:p>
          </table:table-cell>
          <table:table-cell office:value-type="float" office:value="5187421" table:style-name="ce17">
            <text:p>5.187.421<text:s/></text:p>
          </table:table-cell>
          <table:table-cell office:value-type="float" office:value="3956475.23" table:style-name="ce17">
            <text:p>3.956.475<text:s/></text:p>
          </table:table-cell>
          <table:table-cell office:value-type="float" office:value="41571.99" table:style-name="ce17">
            <text:p>41.572<text:s/></text:p>
          </table:table-cell>
          <table:table-cell office:value-type="float" office:value="444384451.13" table:style-name="ce17">
            <text:p>444.384.451<text:s/></text:p>
          </table:table-cell>
          <table:table-cell office:value-type="float" office:value="355975018.79000002" table:style-name="ce17">
            <text:p>355.975.019<text:s/></text:p>
          </table:table-cell>
          <table:table-cell office:value-type="float" office:value="8091003.5099999998" table:style-name="ce17">
            <text:p>8.091.004<text:s/></text:p>
          </table:table-cell>
          <table:table-cell office:value-type="float" office:value="1965862270.3399999" table:style-name="ce17">
            <text:p>1.965.862.270<text:s/></text:p>
          </table:table-cell>
          <table:table-cell office:value-type="float" office:value="712286.24" table:style-name="ce17">
            <text:p>712.286<text:s/></text:p>
          </table:table-cell>
          <table:table-cell office:value-type="float" office:value="4490772516.6399994" table:style-name="ce18">
            <text:p>4.490.772.5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894308.32" table:style-name="ce17">
            <text:p>3.894.30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.9" table:style-name="ce17">
            <text:p>37<text:s/></text:p>
          </table:table-cell>
          <table:table-cell office:value-type="float" office:value="34405.730000000003" table:style-name="ce17">
            <text:p>34.40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8953090.37" table:style-name="ce17">
            <text:p>258.953.09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38.88" table:style-name="ce17">
            <text:p>3.439<text:s/></text:p>
          </table:table-cell>
          <table:table-cell office:value-type="float" office:value="18320" table:style-name="ce17">
            <text:p>18.320<text:s/></text:p>
          </table:table-cell>
          <table:table-cell office:value-type="float" office:value="6265.37" table:style-name="ce17">
            <text:p>6.26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2386905.079999998" table:style-name="ce17">
            <text:p>72.386.905<text:s/></text:p>
          </table:table-cell>
          <table:table-cell office:value-type="float" office:value="1464.9" table:style-name="ce17">
            <text:p>1.465<text:s/></text:p>
          </table:table-cell>
          <table:table-cell office:value-type="float" office:value="992231.68" table:style-name="ce17">
            <text:p>992.232<text:s/></text:p>
          </table:table-cell>
          <table:table-cell office:value-type="float" office:value="194065.97" table:style-name="ce17">
            <text:p>194.06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6484533.19999999" table:style-name="ce18">
            <text:p>336.484.5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42282.28" table:style-name="ce17">
            <text:p>242.282<text:s/></text:p>
          </table:table-cell>
          <table:table-cell office:value-type="float" office:value="964620.13" table:style-name="ce17">
            <text:p>964.620<text:s/></text:p>
          </table:table-cell>
          <table:table-cell office:value-type="float" office:value="3433236.29" table:style-name="ce17">
            <text:p>3.433.2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410680.060000001" table:style-name="ce17">
            <text:p>14.410.680<text:s/></text:p>
          </table:table-cell>
          <table:table-cell office:value-type="float" office:value="10600701.34" table:style-name="ce17">
            <text:p>10.600.701<text:s/></text:p>
          </table:table-cell>
          <table:table-cell office:value-type="float" office:value="2089243.91" table:style-name="ce17">
            <text:p>2.089.244<text:s/></text:p>
          </table:table-cell>
          <table:table-cell office:value-type="float" office:value="582369.1" table:style-name="ce17">
            <text:p>582.369<text:s/></text:p>
          </table:table-cell>
          <table:table-cell office:value-type="float" office:value="6704687.7000000002" table:style-name="ce17">
            <text:p>6.704.688<text:s/></text:p>
          </table:table-cell>
          <table:table-cell office:value-type="float" office:value="4988574.55" table:style-name="ce17">
            <text:p>4.988.575<text:s/></text:p>
          </table:table-cell>
          <table:table-cell office:value-type="float" office:value="38890141.43" table:style-name="ce17">
            <text:p>38.890.141<text:s/></text:p>
          </table:table-cell>
          <table:table-cell office:value-type="float" office:value="854683.64" table:style-name="ce17">
            <text:p>854.684<text:s/></text:p>
          </table:table-cell>
          <table:table-cell office:value-type="float" office:value="7426697.2999999998" table:style-name="ce17">
            <text:p>7.426.697<text:s/></text:p>
          </table:table-cell>
          <table:table-cell office:value-type="float" office:value="2374234.2000000002" table:style-name="ce17">
            <text:p>2.374.234<text:s/></text:p>
          </table:table-cell>
          <table:table-cell office:value-type="float" office:value="2010710.81" table:style-name="ce17">
            <text:p>2.010.711<text:s/></text:p>
          </table:table-cell>
          <table:table-cell office:value-type="float" office:value="33309770.170000002" table:style-name="ce17">
            <text:p>33.309.770<text:s/></text:p>
          </table:table-cell>
          <table:table-cell office:value-type="float" office:value="413083.38" table:style-name="ce17">
            <text:p>413.083<text:s/></text:p>
          </table:table-cell>
          <table:table-cell office:value-type="float" office:value="7396640.0300000003" table:style-name="ce17">
            <text:p>7.396.640<text:s/></text:p>
          </table:table-cell>
          <table:table-cell office:value-type="float" office:value="38303219.850000001" table:style-name="ce17">
            <text:p>38.303.220<text:s/></text:p>
          </table:table-cell>
          <table:table-cell office:value-type="float" office:value="571785.12" table:style-name="ce17">
            <text:p>571.785<text:s/></text:p>
          </table:table-cell>
          <table:table-cell office:value-type="float" office:value="179018.47" table:style-name="ce17">
            <text:p>179.018<text:s/></text:p>
          </table:table-cell>
          <table:table-cell office:value-type="float" office:value="4195.21" table:style-name="ce17">
            <text:p>4.195<text:s/></text:p>
          </table:table-cell>
          <table:table-cell office:value-type="float" office:value="23886443.050000001" table:style-name="ce17">
            <text:p>23.886.443<text:s/></text:p>
          </table:table-cell>
          <table:table-cell office:value-type="float" office:value="11812748.41" table:style-name="ce17">
            <text:p>11.812.748<text:s/></text:p>
          </table:table-cell>
          <table:table-cell office:value-type="float" office:value="792425.54" table:style-name="ce17">
            <text:p>792.426<text:s/></text:p>
          </table:table-cell>
          <table:table-cell office:value-type="float" office:value="101216199.67" table:style-name="ce17">
            <text:p>101.216.200<text:s/></text:p>
          </table:table-cell>
          <table:table-cell office:value-type="float" office:value="138489.32999999999" table:style-name="ce17">
            <text:p>138.489<text:s/></text:p>
          </table:table-cell>
          <table:table-cell office:value-type="float" office:value="313596880.96999997" table:style-name="ce18">
            <text:p>313.596.8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205.54" table:style-name="ce17">
            <text:p>20.206<text:s/></text:p>
          </table:table-cell>
          <table:table-cell office:value-type="float" office:value="266.22000000000003" table:style-name="ce17">
            <text:p>26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273698.9400000004" table:style-name="ce17">
            <text:p>7.273.699<text:s/></text:p>
          </table:table-cell>
          <table:table-cell office:value-type="float" office:value="936178.25" table:style-name="ce17">
            <text:p>936.178<text:s/></text:p>
          </table:table-cell>
          <table:table-cell office:value-type="float" office:value="26113.279999999999" table:style-name="ce17">
            <text:p>26.113<text:s/></text:p>
          </table:table-cell>
          <table:table-cell office:value-type="float" office:value="14735.87" table:style-name="ce17">
            <text:p>14.7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828017.630000001" table:style-name="ce17">
            <text:p>10.828.0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8978813.149999999" table:style-name="ce17">
            <text:p>38.978.813<text:s/></text:p>
          </table:table-cell>
          <table:table-cell office:value-type="float" office:value="70623715.430000007" table:style-name="ce17">
            <text:p>70.623.71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939039.829999998" table:style-name="ce17">
            <text:p>39.939.040<text:s/></text:p>
          </table:table-cell>
          <table:table-cell office:value-type="float" office:value="9485325.7400000002" table:style-name="ce17">
            <text:p>9.485.32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3177564.50999999" table:style-name="ce17">
            <text:p>213.177.56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1303674.38999999" table:style-name="ce18">
            <text:p>391.303.6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8301.8700000000008" table:style-name="ce17">
            <text:p>8.302<text:s/></text:p>
          </table:table-cell>
          <table:table-cell office:value-type="float" office:value="115.32" table:style-name="ce17">
            <text:p>115<text:s/></text:p>
          </table:table-cell>
          <table:table-cell office:value-type="float" office:value="5270343.9000000004" table:style-name="ce17">
            <text:p>5.270.344<text:s/></text:p>
          </table:table-cell>
          <table:table-cell office:value-type="float" office:value="26028.29" table:style-name="ce17">
            <text:p>26.028<text:s/></text:p>
          </table:table-cell>
          <table:table-cell office:value-type="float" office:value="42473145.310000002" table:style-name="ce17">
            <text:p>42.473.145<text:s/></text:p>
          </table:table-cell>
          <table:table-cell office:value-type="float" office:value="9681649.5099999998" table:style-name="ce17">
            <text:p>9.681.650<text:s/></text:p>
          </table:table-cell>
          <table:table-cell office:value-type="float" office:value="1541163.18" table:style-name="ce17">
            <text:p>1.541.163<text:s/></text:p>
          </table:table-cell>
          <table:table-cell office:value-type="float" office:value="80485375.640000001" table:style-name="ce17">
            <text:p>80.485.376<text:s/></text:p>
          </table:table-cell>
          <table:table-cell office:value-type="float" office:value="11875924.539999999" table:style-name="ce17">
            <text:p>11.875.925<text:s/></text:p>
          </table:table-cell>
          <table:table-cell office:value-type="float" office:value="579695.22" table:style-name="ce17">
            <text:p>579.695<text:s/></text:p>
          </table:table-cell>
          <table:table-cell office:value-type="float" office:value="30941083.829999998" table:style-name="ce17">
            <text:p>30.941.084<text:s/></text:p>
          </table:table-cell>
          <table:table-cell office:value-type="float" office:value="146930.47" table:style-name="ce17">
            <text:p>146.930<text:s/></text:p>
          </table:table-cell>
          <table:table-cell office:value-type="float" office:value="437185.08" table:style-name="ce17">
            <text:p>437.185<text:s/></text:p>
          </table:table-cell>
          <table:table-cell office:value-type="float" office:value="2337545.91" table:style-name="ce17">
            <text:p>2.337.546<text:s/></text:p>
          </table:table-cell>
          <table:table-cell office:value-type="float" office:value="1103396.68" table:style-name="ce17">
            <text:p>1.103.397<text:s/></text:p>
          </table:table-cell>
          <table:table-cell office:value-type="float" office:value="37386409.409999996" table:style-name="ce17">
            <text:p>37.386.409<text:s/></text:p>
          </table:table-cell>
          <table:table-cell office:value-type="float" office:value="2207.21" table:style-name="ce17">
            <text:p>2.207<text:s/></text:p>
          </table:table-cell>
          <table:table-cell office:value-type="float" office:value="102769001.06999999" table:style-name="ce17">
            <text:p>102.769.001<text:s/></text:p>
          </table:table-cell>
          <table:table-cell office:value-type="float" office:value="96741209.469999999" table:style-name="ce17">
            <text:p>96.741.209<text:s/></text:p>
          </table:table-cell>
          <table:table-cell office:value-type="float" office:value="630441.48" table:style-name="ce17">
            <text:p>630.44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335.18" table:style-name="ce17">
            <text:p>16.335<text:s/></text:p>
          </table:table-cell>
          <table:table-cell office:value-type="float" office:value="124224381.47" table:style-name="ce17">
            <text:p>124.224.381<text:s/></text:p>
          </table:table-cell>
          <table:table-cell office:value-type="float" office:value="142404783.19999999" table:style-name="ce17">
            <text:p>142.404.783<text:s/></text:p>
          </table:table-cell>
          <table:table-cell office:value-type="float" office:value="398351.9" table:style-name="ce17">
            <text:p>398.352<text:s/></text:p>
          </table:table-cell>
          <table:table-cell office:value-type="float" office:value="493590333.05000001" table:style-name="ce17">
            <text:p>493.590.33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85071338.1900001" table:style-name="ce18">
            <text:p>1.185.071.3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16427.87" table:style-name="ce17">
            <text:p>16.428<text:s/></text:p>
          </table:table-cell>
          <table:table-cell office:value-type="float" office:value="12213090.34" table:style-name="ce17">
            <text:p>12.213.090<text:s/></text:p>
          </table:table-cell>
          <table:table-cell office:value-type="float" office:value="4032047.2" table:style-name="ce17">
            <text:p>4.032.047<text:s/></text:p>
          </table:table-cell>
          <table:table-cell office:value-type="float" office:value="128100.74" table:style-name="ce17">
            <text:p>128.101<text:s/></text:p>
          </table:table-cell>
          <table:table-cell office:value-type="float" office:value="93122292.719999999" table:style-name="ce17">
            <text:p>93.122.293<text:s/></text:p>
          </table:table-cell>
          <table:table-cell office:value-type="float" office:value="12683491.82" table:style-name="ce17">
            <text:p>12.683.492<text:s/></text:p>
          </table:table-cell>
          <table:table-cell office:value-type="float" office:value="6618847.9000000004" table:style-name="ce17">
            <text:p>6.618.848<text:s/></text:p>
          </table:table-cell>
          <table:table-cell office:value-type="float" office:value="60830968.609999999" table:style-name="ce17">
            <text:p>60.830.969<text:s/></text:p>
          </table:table-cell>
          <table:table-cell office:value-type="float" office:value="21194374.66" table:style-name="ce17">
            <text:p>21.194.375<text:s/></text:p>
          </table:table-cell>
          <table:table-cell office:value-type="float" office:value="914914.44000000006" table:style-name="ce17">
            <text:p>914.914<text:s/></text:p>
          </table:table-cell>
          <table:table-cell office:value-type="float" office:value="120501799.96000001" table:style-name="ce17">
            <text:p>120.501.800<text:s/></text:p>
          </table:table-cell>
          <table:table-cell office:value-type="float" office:value="9280665.5500000007" table:style-name="ce17">
            <text:p>9.280.666<text:s/></text:p>
          </table:table-cell>
          <table:table-cell office:value-type="float" office:value="4161524.65" table:style-name="ce17">
            <text:p>4.161.525<text:s/></text:p>
          </table:table-cell>
          <table:table-cell office:value-type="float" office:value="4548250.4099999992" table:style-name="ce17">
            <text:p>4.548.250<text:s/></text:p>
          </table:table-cell>
          <table:table-cell office:value-type="float" office:value="5066911" table:style-name="ce17">
            <text:p>5.066.911<text:s/></text:p>
          </table:table-cell>
          <table:table-cell office:value-type="float" office:value="48702224.609999999" table:style-name="ce17">
            <text:p>48.702.225<text:s/></text:p>
          </table:table-cell>
          <table:table-cell office:value-type="float" office:value="2898202.71" table:style-name="ce17">
            <text:p>2.898.203<text:s/></text:p>
          </table:table-cell>
          <table:table-cell office:value-type="float" office:value="155958639.46000001" table:style-name="ce17">
            <text:p>155.958.639<text:s/></text:p>
          </table:table-cell>
          <table:table-cell office:value-type="float" office:value="153281611.16999999" table:style-name="ce17">
            <text:p>153.281.611<text:s/></text:p>
          </table:table-cell>
          <table:table-cell office:value-type="float" office:value="3978929.0300000003" table:style-name="ce17">
            <text:p>3.978.929<text:s/></text:p>
          </table:table-cell>
          <table:table-cell office:value-type="float" office:value="3777456.76" table:style-name="ce17">
            <text:p>3.777.457<text:s/></text:p>
          </table:table-cell>
          <table:table-cell office:value-type="float" office:value="21041.599999999999" table:style-name="ce17">
            <text:p>21.042<text:s/></text:p>
          </table:table-cell>
          <table:table-cell office:value-type="float" office:value="183947681.69999999" table:style-name="ce17">
            <text:p>183.947.682<text:s/></text:p>
          </table:table-cell>
          <table:table-cell office:value-type="float" office:value="192270696.53999999" table:style-name="ce17">
            <text:p>192.270.697<text:s/></text:p>
          </table:table-cell>
          <table:table-cell office:value-type="float" office:value="5907994.3899999997" table:style-name="ce17">
            <text:p>5.907.994<text:s/></text:p>
          </table:table-cell>
          <table:table-cell office:value-type="float" office:value="1157684107.1399999" table:style-name="ce17">
            <text:p>1.157.684.107<text:s/></text:p>
          </table:table-cell>
          <table:table-cell office:value-type="float" office:value="573796.91" table:style-name="ce17">
            <text:p>573.797<text:s/></text:p>
          </table:table-cell>
          <table:table-cell office:value-type="float" office:value="2264316089.8899994" table:style-name="ce18">
            <text:p>2.264.316.0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7412279.670000002" table:style-name="ce17">
            <text:p>17.412.280<text:s/></text:p>
          </table:table-cell>
          <table:table-cell office:value-type="float" office:value="62471760.450000003" table:style-name="ce17">
            <text:p>62.471.760<text:s/></text:p>
          </table:table-cell>
          <table:table-cell office:value-type="float" office:value="248536790.86000001" table:style-name="ce17">
            <text:p>248.536.791<text:s/></text:p>
          </table:table-cell>
          <table:table-cell office:value-type="float" office:value="11278595.82" table:style-name="ce17">
            <text:p>11.278.596<text:s/></text:p>
          </table:table-cell>
          <table:table-cell office:value-type="float" office:value="396660283.22000003" table:style-name="ce17">
            <text:p>396.660.283<text:s/></text:p>
          </table:table-cell>
          <table:table-cell office:value-type="float" office:value="301286059.63" table:style-name="ce17">
            <text:p>301.286.060<text:s/></text:p>
          </table:table-cell>
          <table:table-cell office:value-type="float" office:value="5324645794.0600004" table:style-name="ce17">
            <text:p>5.324.645.794<text:s/></text:p>
          </table:table-cell>
          <table:table-cell office:value-type="float" office:value="233762004.41" table:style-name="ce17">
            <text:p>233.762.004<text:s/></text:p>
          </table:table-cell>
          <table:table-cell office:value-type="float" office:value="293037875.91000003" table:style-name="ce17">
            <text:p>293.037.876<text:s/></text:p>
          </table:table-cell>
          <table:table-cell office:value-type="float" office:value="74096527.980000004" table:style-name="ce17">
            <text:p>74.096.528<text:s/></text:p>
          </table:table-cell>
          <table:table-cell office:value-type="float" office:value="1022581695.85" table:style-name="ce17">
            <text:p>1.022.581.696<text:s/></text:p>
          </table:table-cell>
          <table:table-cell office:value-type="float" office:value="109820533.59" table:style-name="ce17">
            <text:p>109.820.534<text:s/></text:p>
          </table:table-cell>
          <table:table-cell office:value-type="float" office:value="149987577.15000001" table:style-name="ce17">
            <text:p>149.987.577<text:s/></text:p>
          </table:table-cell>
          <table:table-cell office:value-type="float" office:value="156350205.34999999" table:style-name="ce17">
            <text:p>156.350.205<text:s/></text:p>
          </table:table-cell>
          <table:table-cell office:value-type="float" office:value="102834312.83" table:style-name="ce17">
            <text:p>102.834.313<text:s/></text:p>
          </table:table-cell>
          <table:table-cell office:value-type="float" office:value="295772892.91000003" table:style-name="ce17">
            <text:p>295.772.893<text:s/></text:p>
          </table:table-cell>
          <table:table-cell office:value-type="float" office:value="84967588.680000007" table:style-name="ce17">
            <text:p>84.967.589<text:s/></text:p>
          </table:table-cell>
          <table:table-cell office:value-type="float" office:value="975018691.46000004" table:style-name="ce17">
            <text:p>975.018.691<text:s/></text:p>
          </table:table-cell>
          <table:table-cell office:value-type="float" office:value="5342260045.29" table:style-name="ce17">
            <text:p>5.342.260.045<text:s/></text:p>
          </table:table-cell>
          <table:table-cell office:value-type="float" office:value="84911657.909999996" table:style-name="ce17">
            <text:p>84.911.658<text:s/></text:p>
          </table:table-cell>
          <table:table-cell office:value-type="float" office:value="47253911.579999998" table:style-name="ce17">
            <text:p>47.253.912<text:s/></text:p>
          </table:table-cell>
          <table:table-cell office:value-type="float" office:value="15102647.060000001" table:style-name="ce17">
            <text:p>15.102.647<text:s/></text:p>
          </table:table-cell>
          <table:table-cell office:value-type="float" office:value="1024459436.09" table:style-name="ce17">
            <text:p>1.024.459.436<text:s/></text:p>
          </table:table-cell>
          <table:table-cell office:value-type="float" office:value="569731531.38" table:style-name="ce17">
            <text:p>569.731.531<text:s/></text:p>
          </table:table-cell>
          <table:table-cell office:value-type="float" office:value="67627298.230000004" table:style-name="ce17">
            <text:p>67.627.298<text:s/></text:p>
          </table:table-cell>
          <table:table-cell office:value-type="float" office:value="18457548568.880001" table:style-name="ce17">
            <text:p>18.457.548.569<text:s/></text:p>
          </table:table-cell>
          <table:table-cell office:value-type="float" office:value="33556033.950000003" table:style-name="ce17">
            <text:p>33.556.034<text:s/></text:p>
          </table:table-cell>
          <table:table-cell office:value-type="float" office:value="35502972600.199997" table:style-name="ce18">
            <text:p>35.502.972.6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614180.18" table:style-name="ce17">
            <text:p>1.614.180<text:s/></text:p>
          </table:table-cell>
          <table:table-cell office:value-type="float" office:value="8424731.3100000005" table:style-name="ce17">
            <text:p>8.424.731<text:s/></text:p>
          </table:table-cell>
          <table:table-cell office:value-type="float" office:value="7536723.3200000003" table:style-name="ce17">
            <text:p>7.536.723<text:s/></text:p>
          </table:table-cell>
          <table:table-cell office:value-type="float" office:value="1865263.2" table:style-name="ce17">
            <text:p>1.865.263<text:s/></text:p>
          </table:table-cell>
          <table:table-cell office:value-type="float" office:value="26638798.420000002" table:style-name="ce17">
            <text:p>26.638.798<text:s/></text:p>
          </table:table-cell>
          <table:table-cell office:value-type="float" office:value="18778161.260000002" table:style-name="ce17">
            <text:p>18.778.161<text:s/></text:p>
          </table:table-cell>
          <table:table-cell office:value-type="float" office:value="47132827.210000001" table:style-name="ce17">
            <text:p>47.132.827<text:s/></text:p>
          </table:table-cell>
          <table:table-cell office:value-type="float" office:value="12656591.25" table:style-name="ce17">
            <text:p>12.656.591<text:s/></text:p>
          </table:table-cell>
          <table:table-cell office:value-type="float" office:value="28343981.879999999" table:style-name="ce17">
            <text:p>28.343.982<text:s/></text:p>
          </table:table-cell>
          <table:table-cell office:value-type="float" office:value="9739033.9600000009" table:style-name="ce17">
            <text:p>9.739.034<text:s/></text:p>
          </table:table-cell>
          <table:table-cell office:value-type="float" office:value="83202030.689999998" table:style-name="ce17">
            <text:p>83.202.031<text:s/></text:p>
          </table:table-cell>
          <table:table-cell office:value-type="float" office:value="14041778.810000001" table:style-name="ce17">
            <text:p>14.041.779<text:s/></text:p>
          </table:table-cell>
          <table:table-cell office:value-type="float" office:value="11378315.060000001" table:style-name="ce17">
            <text:p>11.378.315<text:s/></text:p>
          </table:table-cell>
          <table:table-cell office:value-type="float" office:value="15779968.43" table:style-name="ce17">
            <text:p>15.779.968<text:s/></text:p>
          </table:table-cell>
          <table:table-cell office:value-type="float" office:value="8371079.8899999997" table:style-name="ce17">
            <text:p>8.371.080<text:s/></text:p>
          </table:table-cell>
          <table:table-cell office:value-type="float" office:value="25918402.010000002" table:style-name="ce17">
            <text:p>25.918.402<text:s/></text:p>
          </table:table-cell>
          <table:table-cell office:value-type="float" office:value="31042454.969999999" table:style-name="ce17">
            <text:p>31.042.455<text:s/></text:p>
          </table:table-cell>
          <table:table-cell office:value-type="float" office:value="60087075.450000003" table:style-name="ce17">
            <text:p>60.087.075<text:s/></text:p>
          </table:table-cell>
          <table:table-cell office:value-type="float" office:value="177384243.96000001" table:style-name="ce17">
            <text:p>177.384.244<text:s/></text:p>
          </table:table-cell>
          <table:table-cell office:value-type="float" office:value="8193450.8600000003" table:style-name="ce17">
            <text:p>8.193.451<text:s/></text:p>
          </table:table-cell>
          <table:table-cell office:value-type="float" office:value="5474842.8300000001" table:style-name="ce17">
            <text:p>5.474.843<text:s/></text:p>
          </table:table-cell>
          <table:table-cell office:value-type="float" office:value="1817356.01" table:style-name="ce17">
            <text:p>1.817.356<text:s/></text:p>
          </table:table-cell>
          <table:table-cell office:value-type="float" office:value="78476307.730000004" table:style-name="ce17">
            <text:p>78.476.308<text:s/></text:p>
          </table:table-cell>
          <table:table-cell office:value-type="float" office:value="44913262.369999997" table:style-name="ce17">
            <text:p>44.913.262<text:s/></text:p>
          </table:table-cell>
          <table:table-cell office:value-type="float" office:value="5872275.3899999997" table:style-name="ce17">
            <text:p>5.872.275<text:s/></text:p>
          </table:table-cell>
          <table:table-cell office:value-type="float" office:value="487946134.72000003" table:style-name="ce17">
            <text:p>487.946.135<text:s/></text:p>
          </table:table-cell>
          <table:table-cell office:value-type="float" office:value="3321956.39" table:style-name="ce17">
            <text:p>3.321.956<text:s/></text:p>
          </table:table-cell>
          <table:table-cell office:value-type="float" office:value="1225951227.5600002" table:style-name="ce18">
            <text:p>1.225.951.2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825789.3200000003" table:style-name="ce17">
            <text:p>5.825.789<text:s/></text:p>
          </table:table-cell>
          <table:table-cell office:value-type="float" office:value="17826648.5" table:style-name="ce17">
            <text:p>17.826.649<text:s/></text:p>
          </table:table-cell>
          <table:table-cell office:value-type="float" office:value="131327520.61" table:style-name="ce17">
            <text:p>131.327.521<text:s/></text:p>
          </table:table-cell>
          <table:table-cell office:value-type="float" office:value="4933544.6900000004" table:style-name="ce17">
            <text:p>4.933.545<text:s/></text:p>
          </table:table-cell>
          <table:table-cell office:value-type="float" office:value="110967631.66" table:style-name="ce17">
            <text:p>110.967.632<text:s/></text:p>
          </table:table-cell>
          <table:table-cell office:value-type="float" office:value="88742072.079999998" table:style-name="ce17">
            <text:p>88.742.072<text:s/></text:p>
          </table:table-cell>
          <table:table-cell office:value-type="float" office:value="430482066.36000001" table:style-name="ce17">
            <text:p>430.482.066<text:s/></text:p>
          </table:table-cell>
          <table:table-cell office:value-type="float" office:value="99116788.719999999" table:style-name="ce17">
            <text:p>99.116.789<text:s/></text:p>
          </table:table-cell>
          <table:table-cell office:value-type="float" office:value="124945876.97" table:style-name="ce17">
            <text:p>124.945.877<text:s/></text:p>
          </table:table-cell>
          <table:table-cell office:value-type="float" office:value="25299941.640000001" table:style-name="ce17">
            <text:p>25.299.942<text:s/></text:p>
          </table:table-cell>
          <table:table-cell office:value-type="float" office:value="344907707.76999998" table:style-name="ce17">
            <text:p>344.907.708<text:s/></text:p>
          </table:table-cell>
          <table:table-cell office:value-type="float" office:value="41125182.259999998" table:style-name="ce17">
            <text:p>41.125.182<text:s/></text:p>
          </table:table-cell>
          <table:table-cell office:value-type="float" office:value="57124573.119999997" table:style-name="ce17">
            <text:p>57.124.573<text:s/></text:p>
          </table:table-cell>
          <table:table-cell office:value-type="float" office:value="54451888.909999996" table:style-name="ce17">
            <text:p>54.451.889<text:s/></text:p>
          </table:table-cell>
          <table:table-cell office:value-type="float" office:value="33226463.100000001" table:style-name="ce17">
            <text:p>33.226.463<text:s/></text:p>
          </table:table-cell>
          <table:table-cell office:value-type="float" office:value="103611222.61" table:style-name="ce17">
            <text:p>103.611.223<text:s/></text:p>
          </table:table-cell>
          <table:table-cell office:value-type="float" office:value="23196517.690000001" table:style-name="ce17">
            <text:p>23.196.518<text:s/></text:p>
          </table:table-cell>
          <table:table-cell office:value-type="float" office:value="433491991.38" table:style-name="ce17">
            <text:p>433.491.991<text:s/></text:p>
          </table:table-cell>
          <table:table-cell office:value-type="float" office:value="985175101.83000004" table:style-name="ce17">
            <text:p>985.175.102<text:s/></text:p>
          </table:table-cell>
          <table:table-cell office:value-type="float" office:value="23915489.870000001" table:style-name="ce17">
            <text:p>23.915.490<text:s/></text:p>
          </table:table-cell>
          <table:table-cell office:value-type="float" office:value="17676061.309999999" table:style-name="ce17">
            <text:p>17.676.061<text:s/></text:p>
          </table:table-cell>
          <table:table-cell office:value-type="float" office:value="4530828.8899999997" table:style-name="ce17">
            <text:p>4.530.829<text:s/></text:p>
          </table:table-cell>
          <table:table-cell office:value-type="float" office:value="319701864.02999997" table:style-name="ce17">
            <text:p>319.701.864<text:s/></text:p>
          </table:table-cell>
          <table:table-cell office:value-type="float" office:value="232660755.19" table:style-name="ce17">
            <text:p>232.660.755<text:s/></text:p>
          </table:table-cell>
          <table:table-cell office:value-type="float" office:value="22348563.25" table:style-name="ce17">
            <text:p>22.348.563<text:s/></text:p>
          </table:table-cell>
          <table:table-cell office:value-type="float" office:value="4182598109.0300002" table:style-name="ce17">
            <text:p>4.182.598.109<text:s/></text:p>
          </table:table-cell>
          <table:table-cell office:value-type="float" office:value="14826357.369999999" table:style-name="ce17">
            <text:p>14.826.357<text:s/></text:p>
          </table:table-cell>
          <table:table-cell office:value-type="float" office:value="7934036558.1599998" table:style-name="ce18">
            <text:p>7.934.036.5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37.69" table:style-name="ce17">
            <text:p>38<text:s/></text:p>
          </table:table-cell>
          <table:table-cell office:value-type="float" office:value="2267.0500000000002" table:style-name="ce17">
            <text:p>2.267<text:s/></text:p>
          </table:table-cell>
          <table:table-cell office:value-type="float" office:value="229643.58" table:style-name="ce17">
            <text:p>229.644<text:s/></text:p>
          </table:table-cell>
          <table:table-cell office:value-type="float" office:value="4212.24" table:style-name="ce17">
            <text:p>4.212<text:s/></text:p>
          </table:table-cell>
          <table:table-cell office:value-type="float" office:value="452008.64" table:style-name="ce17">
            <text:p>452.009<text:s/></text:p>
          </table:table-cell>
          <table:table-cell office:value-type="float" office:value="3550508.43" table:style-name="ce17">
            <text:p>3.550.508<text:s/></text:p>
          </table:table-cell>
          <table:table-cell office:value-type="float" office:value="53045633.240000002" table:style-name="ce17">
            <text:p>53.045.633<text:s/></text:p>
          </table:table-cell>
          <table:table-cell office:value-type="float" office:value="1813282.86" table:style-name="ce17">
            <text:p>1.813.283<text:s/></text:p>
          </table:table-cell>
          <table:table-cell office:value-type="float" office:value="309156.07" table:style-name="ce17">
            <text:p>309.156<text:s/></text:p>
          </table:table-cell>
          <table:table-cell office:value-type="float" office:value="162.41999999999999" table:style-name="ce17">
            <text:p>162<text:s/></text:p>
          </table:table-cell>
          <table:table-cell office:value-type="float" office:value="10350767.550000001" table:style-name="ce17">
            <text:p>10.350.768<text:s/></text:p>
          </table:table-cell>
          <table:table-cell office:value-type="float" office:value="85082.09" table:style-name="ce17">
            <text:p>85.082<text:s/></text:p>
          </table:table-cell>
          <table:table-cell office:value-type="float" office:value="279400.21000000002" table:style-name="ce17">
            <text:p>279.400<text:s/></text:p>
          </table:table-cell>
          <table:table-cell office:value-type="float" office:value="12297006.33" table:style-name="ce17">
            <text:p>12.297.006<text:s/></text:p>
          </table:table-cell>
          <table:table-cell office:value-type="float" office:value="5148.41" table:style-name="ce17">
            <text:p>5.148<text:s/></text:p>
          </table:table-cell>
          <table:table-cell office:value-type="float" office:value="4798913.18" table:style-name="ce17">
            <text:p>4.798.91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309595.02" table:style-name="ce17">
            <text:p>21.309.595<text:s/></text:p>
          </table:table-cell>
          <table:table-cell office:value-type="float" office:value="169518674.88" table:style-name="ce17">
            <text:p>169.518.675<text:s/></text:p>
          </table:table-cell>
          <table:table-cell office:value-type="float" office:value="9401.94" table:style-name="ce17">
            <text:p>9.402<text:s/></text:p>
          </table:table-cell>
          <table:table-cell office:value-type="float" office:value="27938.18" table:style-name="ce17">
            <text:p>27.93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094501.73" table:style-name="ce17">
            <text:p>19.094.502<text:s/></text:p>
          </table:table-cell>
          <table:table-cell office:value-type="float" office:value="1237489.83" table:style-name="ce17">
            <text:p>1.237.490<text:s/></text:p>
          </table:table-cell>
          <table:table-cell office:value-type="float" office:value="1463599.78" table:style-name="ce17">
            <text:p>1.463.600<text:s/></text:p>
          </table:table-cell>
          <table:table-cell office:value-type="float" office:value="527153451.50999999" table:style-name="ce17">
            <text:p>527.153.452<text:s/></text:p>
          </table:table-cell>
          <table:table-cell office:value-type="float" office:value="8853.16" table:style-name="ce17">
            <text:p>8.853<text:s/></text:p>
          </table:table-cell>
          <table:table-cell office:value-type="float" office:value="827046736.01999986" table:style-name="ce18">
            <text:p>827.046.7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825751.6299999999" table:style-name="ce17">
            <text:p>5.825.752<text:s/></text:p>
          </table:table-cell>
          <table:table-cell office:value-type="float" office:value="17824381.449999999" table:style-name="ce17">
            <text:p>17.824.381<text:s/></text:p>
          </table:table-cell>
          <table:table-cell office:value-type="float" office:value="131097877.02999999" table:style-name="ce17">
            <text:p>131.097.877<text:s/></text:p>
          </table:table-cell>
          <table:table-cell office:value-type="float" office:value="4929332.45" table:style-name="ce17">
            <text:p>4.929.332<text:s/></text:p>
          </table:table-cell>
          <table:table-cell office:value-type="float" office:value="110515623.02000001" table:style-name="ce17">
            <text:p>110.515.623<text:s/></text:p>
          </table:table-cell>
          <table:table-cell office:value-type="float" office:value="85191563.650000006" table:style-name="ce17">
            <text:p>85.191.564<text:s/></text:p>
          </table:table-cell>
          <table:table-cell office:value-type="float" office:value="377436433.12" table:style-name="ce17">
            <text:p>377.436.433<text:s/></text:p>
          </table:table-cell>
          <table:table-cell office:value-type="float" office:value="97303505.860000014" table:style-name="ce17">
            <text:p>97.303.506<text:s/></text:p>
          </table:table-cell>
          <table:table-cell office:value-type="float" office:value="124636720.90000001" table:style-name="ce17">
            <text:p>124.636.721<text:s/></text:p>
          </table:table-cell>
          <table:table-cell office:value-type="float" office:value="25299779.219999999" table:style-name="ce17">
            <text:p>25.299.779<text:s/></text:p>
          </table:table-cell>
          <table:table-cell office:value-type="float" office:value="334556940.22000003" table:style-name="ce17">
            <text:p>334.556.940<text:s/></text:p>
          </table:table-cell>
          <table:table-cell office:value-type="float" office:value="41040100.170000002" table:style-name="ce17">
            <text:p>41.040.100<text:s/></text:p>
          </table:table-cell>
          <table:table-cell office:value-type="float" office:value="56845172.910000004" table:style-name="ce17">
            <text:p>56.845.173<text:s/></text:p>
          </table:table-cell>
          <table:table-cell office:value-type="float" office:value="42154882.579999998" table:style-name="ce17">
            <text:p>42.154.883<text:s/></text:p>
          </table:table-cell>
          <table:table-cell office:value-type="float" office:value="33221314.689999998" table:style-name="ce17">
            <text:p>33.221.315<text:s/></text:p>
          </table:table-cell>
          <table:table-cell office:value-type="float" office:value="98812309.430000007" table:style-name="ce17">
            <text:p>98.812.309<text:s/></text:p>
          </table:table-cell>
          <table:table-cell office:value-type="float" office:value="23196517.689999998" table:style-name="ce17">
            <text:p>23.196.518<text:s/></text:p>
          </table:table-cell>
          <table:table-cell office:value-type="float" office:value="412182396.36000001" table:style-name="ce17">
            <text:p>412.182.396<text:s/></text:p>
          </table:table-cell>
          <table:table-cell office:value-type="float" office:value="815656426.94999993" table:style-name="ce17">
            <text:p>815.656.427<text:s/></text:p>
          </table:table-cell>
          <table:table-cell office:value-type="float" office:value="23906087.93" table:style-name="ce17">
            <text:p>23.906.088<text:s/></text:p>
          </table:table-cell>
          <table:table-cell office:value-type="float" office:value="17648123.129999999" table:style-name="ce17">
            <text:p>17.648.123<text:s/></text:p>
          </table:table-cell>
          <table:table-cell office:value-type="float" office:value="4530828.8899999997" table:style-name="ce17">
            <text:p>4.530.829<text:s/></text:p>
          </table:table-cell>
          <table:table-cell office:value-type="float" office:value="300607362.30000001" table:style-name="ce17">
            <text:p>300.607.362<text:s/></text:p>
          </table:table-cell>
          <table:table-cell office:value-type="float" office:value="231423265.36000001" table:style-name="ce17">
            <text:p>231.423.265<text:s/></text:p>
          </table:table-cell>
          <table:table-cell office:value-type="float" office:value="20884963.469999999" table:style-name="ce17">
            <text:p>20.884.963<text:s/></text:p>
          </table:table-cell>
          <table:table-cell office:value-type="float" office:value="3655444657.52" table:style-name="ce17">
            <text:p>3.655.444.658<text:s/></text:p>
          </table:table-cell>
          <table:table-cell office:value-type="float" office:value="14817504.209999999" table:style-name="ce17">
            <text:p>14.817.504<text:s/></text:p>
          </table:table-cell>
          <table:table-cell office:value-type="float" office:value="7106989822.1400003" table:style-name="ce18">
            <text:p>7.106.989.8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972310.1699999999" table:style-name="ce17">
            <text:p>9.972.310<text:s/></text:p>
          </table:table-cell>
          <table:table-cell office:value-type="float" office:value="36220380.640000001" table:style-name="ce17">
            <text:p>36.220.381<text:s/></text:p>
          </table:table-cell>
          <table:table-cell office:value-type="float" office:value="109672546.93000001" table:style-name="ce17">
            <text:p>109.672.547<text:s/></text:p>
          </table:table-cell>
          <table:table-cell office:value-type="float" office:value="4479787.93" table:style-name="ce17">
            <text:p>4.479.788<text:s/></text:p>
          </table:table-cell>
          <table:table-cell office:value-type="float" office:value="259053853.13999999" table:style-name="ce17">
            <text:p>259.053.853<text:s/></text:p>
          </table:table-cell>
          <table:table-cell office:value-type="float" office:value="193765826.28999999" table:style-name="ce17">
            <text:p>193.765.826<text:s/></text:p>
          </table:table-cell>
          <table:table-cell office:value-type="float" office:value="4847030900.4899998" table:style-name="ce17">
            <text:p>4.847.030.900<text:s/></text:p>
          </table:table-cell>
          <table:table-cell office:value-type="float" office:value="121988624.44" table:style-name="ce17">
            <text:p>121.988.624<text:s/></text:p>
          </table:table-cell>
          <table:table-cell office:value-type="float" office:value="139748017.06" table:style-name="ce17">
            <text:p>139.748.017<text:s/></text:p>
          </table:table-cell>
          <table:table-cell office:value-type="float" office:value="39057552.380000003" table:style-name="ce17">
            <text:p>39.057.552<text:s/></text:p>
          </table:table-cell>
          <table:table-cell office:value-type="float" office:value="594471957.38999999" table:style-name="ce17">
            <text:p>594.471.957<text:s/></text:p>
          </table:table-cell>
          <table:table-cell office:value-type="float" office:value="54653572.520000003" table:style-name="ce17">
            <text:p>54.653.573<text:s/></text:p>
          </table:table-cell>
          <table:table-cell office:value-type="float" office:value="81484688.969999999" table:style-name="ce17">
            <text:p>81.484.689<text:s/></text:p>
          </table:table-cell>
          <table:table-cell office:value-type="float" office:value="86118348.010000005" table:style-name="ce17">
            <text:p>86.118.348<text:s/></text:p>
          </table:table-cell>
          <table:table-cell office:value-type="float" office:value="61236769.840000004" table:style-name="ce17">
            <text:p>61.236.770<text:s/></text:p>
          </table:table-cell>
          <table:table-cell office:value-type="float" office:value="166243268.28999999" table:style-name="ce17">
            <text:p>166.243.268<text:s/></text:p>
          </table:table-cell>
          <table:table-cell office:value-type="float" office:value="30728616.02" table:style-name="ce17">
            <text:p>30.728.616<text:s/></text:p>
          </table:table-cell>
          <table:table-cell office:value-type="float" office:value="481439624.63" table:style-name="ce17">
            <text:p>481.439.625<text:s/></text:p>
          </table:table-cell>
          <table:table-cell office:value-type="float" office:value="4179700699.5" table:style-name="ce17">
            <text:p>4.179.700.700<text:s/></text:p>
          </table:table-cell>
          <table:table-cell office:value-type="float" office:value="52802717.18" table:style-name="ce17">
            <text:p>52.802.717<text:s/></text:p>
          </table:table-cell>
          <table:table-cell office:value-type="float" office:value="24103007.440000001" table:style-name="ce17">
            <text:p>24.103.007<text:s/></text:p>
          </table:table-cell>
          <table:table-cell office:value-type="float" office:value="8754462.1600000001" table:style-name="ce17">
            <text:p>8.754.462<text:s/></text:p>
          </table:table-cell>
          <table:table-cell office:value-type="float" office:value="626281264.33000004" table:style-name="ce17">
            <text:p>626.281.264<text:s/></text:p>
          </table:table-cell>
          <table:table-cell office:value-type="float" office:value="292157513.81999999" table:style-name="ce17">
            <text:p>292.157.514<text:s/></text:p>
          </table:table-cell>
          <table:table-cell office:value-type="float" office:value="39406459.590000004" table:style-name="ce17">
            <text:p>39.406.460<text:s/></text:p>
          </table:table-cell>
          <table:table-cell office:value-type="float" office:value="13787004325.129999" table:style-name="ce17">
            <text:p>13.787.004.325<text:s/></text:p>
          </table:table-cell>
          <table:table-cell office:value-type="float" office:value="15407720.189999999" table:style-name="ce17">
            <text:p>15.407.720<text:s/></text:p>
          </table:table-cell>
          <table:table-cell office:value-type="float" office:value="26342984814.48" table:style-name="ce18">
            <text:p>26.342.984.8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9049731.6300000008" table:style-name="ce17">
            <text:p>9.049.732<text:s/></text:p>
          </table:table-cell>
          <table:table-cell office:value-type="float" office:value="31912122.670000002" table:style-name="ce17">
            <text:p>31.912.123<text:s/></text:p>
          </table:table-cell>
          <table:table-cell office:value-type="float" office:value="70169272.269999996" table:style-name="ce17">
            <text:p>70.169.272<text:s/></text:p>
          </table:table-cell>
          <table:table-cell office:value-type="float" office:value="3898802.63" table:style-name="ce17">
            <text:p>3.898.803<text:s/></text:p>
          </table:table-cell>
          <table:table-cell office:value-type="float" office:value="169043034.25" table:style-name="ce17">
            <text:p>169.043.034<text:s/></text:p>
          </table:table-cell>
          <table:table-cell office:value-type="float" office:value="137574447.16999999" table:style-name="ce17">
            <text:p>137.574.447<text:s/></text:p>
          </table:table-cell>
          <table:table-cell office:value-type="float" office:value="3511552928.3899999" table:style-name="ce17">
            <text:p>3.511.552.928<text:s/></text:p>
          </table:table-cell>
          <table:table-cell office:value-type="float" office:value="79931454.010000005" table:style-name="ce17">
            <text:p>79.931.454<text:s/></text:p>
          </table:table-cell>
          <table:table-cell office:value-type="float" office:value="110938336.75" table:style-name="ce17">
            <text:p>110.938.337<text:s/></text:p>
          </table:table-cell>
          <table:table-cell office:value-type="float" office:value="32674325.550000001" table:style-name="ce17">
            <text:p>32.674.326<text:s/></text:p>
          </table:table-cell>
          <table:table-cell office:value-type="float" office:value="421495526.18000001" table:style-name="ce17">
            <text:p>421.495.526<text:s/></text:p>
          </table:table-cell>
          <table:table-cell office:value-type="float" office:value="44388139.32" table:style-name="ce17">
            <text:p>44.388.139<text:s/></text:p>
          </table:table-cell>
          <table:table-cell office:value-type="float" office:value="65114139.350000001" table:style-name="ce17">
            <text:p>65.114.139<text:s/></text:p>
          </table:table-cell>
          <table:table-cell office:value-type="float" office:value="69837083.700000003" table:style-name="ce17">
            <text:p>69.837.084<text:s/></text:p>
          </table:table-cell>
          <table:table-cell office:value-type="float" office:value="56885361.280000001" table:style-name="ce17">
            <text:p>56.885.361<text:s/></text:p>
          </table:table-cell>
          <table:table-cell office:value-type="float" office:value="128860687.33" table:style-name="ce17">
            <text:p>128.860.687<text:s/></text:p>
          </table:table-cell>
          <table:table-cell office:value-type="float" office:value="26919748.199999999" table:style-name="ce17">
            <text:p>26.919.748<text:s/></text:p>
          </table:table-cell>
          <table:table-cell office:value-type="float" office:value="313024417.43000001" table:style-name="ce17">
            <text:p>313.024.417<text:s/></text:p>
          </table:table-cell>
          <table:table-cell office:value-type="float" office:value="1126198993.5999999" table:style-name="ce17">
            <text:p>1.126.198.994<text:s/></text:p>
          </table:table-cell>
          <table:table-cell office:value-type="float" office:value="46645814.960000001" table:style-name="ce17">
            <text:p>46.645.815<text:s/></text:p>
          </table:table-cell>
          <table:table-cell office:value-type="float" office:value="19989541.57" table:style-name="ce17">
            <text:p>19.989.542<text:s/></text:p>
          </table:table-cell>
          <table:table-cell office:value-type="float" office:value="8426214.7799999993" table:style-name="ce17">
            <text:p>8.426.215<text:s/></text:p>
          </table:table-cell>
          <table:table-cell office:value-type="float" office:value="401312285.35000002" table:style-name="ce17">
            <text:p>401.312.285<text:s/></text:p>
          </table:table-cell>
          <table:table-cell office:value-type="float" office:value="201926598.16999999" table:style-name="ce17">
            <text:p>201.926.598<text:s/></text:p>
          </table:table-cell>
          <table:table-cell office:value-type="float" office:value="28065255.079999998" table:style-name="ce17">
            <text:p>28.065.255<text:s/></text:p>
          </table:table-cell>
          <table:table-cell office:value-type="float" office:value="2925736417.3800001" table:style-name="ce17">
            <text:p>2.925.736.417<text:s/></text:p>
          </table:table-cell>
          <table:table-cell office:value-type="float" office:value="12303077.66" table:style-name="ce17">
            <text:p>12.303.078<text:s/></text:p>
          </table:table-cell>
          <table:table-cell office:value-type="float" office:value="10053873756.66" table:style-name="ce18">
            <text:p>10.053.873.7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39151.44" table:style-name="ce17">
            <text:p>239.151<text:s/></text:p>
          </table:table-cell>
          <table:table-cell office:value-type="float" office:value="1711275.9" table:style-name="ce17">
            <text:p>1.711.276<text:s/></text:p>
          </table:table-cell>
          <table:table-cell office:value-type="float" office:value="2333190.63" table:style-name="ce17">
            <text:p>2.333.191<text:s/></text:p>
          </table:table-cell>
          <table:table-cell office:value-type="float" office:value="95521.06" table:style-name="ce17">
            <text:p>95.521<text:s/></text:p>
          </table:table-cell>
          <table:table-cell office:value-type="float" office:value="38923490.590000004" table:style-name="ce17">
            <text:p>38.923.491<text:s/></text:p>
          </table:table-cell>
          <table:table-cell office:value-type="float" office:value="32103839.969999999" table:style-name="ce17">
            <text:p>32.103.840<text:s/></text:p>
          </table:table-cell>
          <table:table-cell office:value-type="float" office:value="922661916.89999998" table:style-name="ce17">
            <text:p>922.661.917<text:s/></text:p>
          </table:table-cell>
          <table:table-cell office:value-type="float" office:value="19619844.129999999" table:style-name="ce17">
            <text:p>19.619.844<text:s/></text:p>
          </table:table-cell>
          <table:table-cell office:value-type="float" office:value="12453779.27" table:style-name="ce17">
            <text:p>12.453.779<text:s/></text:p>
          </table:table-cell>
          <table:table-cell office:value-type="float" office:value="3567677.71" table:style-name="ce17">
            <text:p>3.567.678<text:s/></text:p>
          </table:table-cell>
          <table:table-cell office:value-type="float" office:value="82071763.530000001" table:style-name="ce17">
            <text:p>82.071.764<text:s/></text:p>
          </table:table-cell>
          <table:table-cell office:value-type="float" office:value="4258796.74" table:style-name="ce17">
            <text:p>4.258.797<text:s/></text:p>
          </table:table-cell>
          <table:table-cell office:value-type="float" office:value="7680697.1500000004" table:style-name="ce17">
            <text:p>7.680.697<text:s/></text:p>
          </table:table-cell>
          <table:table-cell office:value-type="float" office:value="8068679.2800000003" table:style-name="ce17">
            <text:p>8.068.679<text:s/></text:p>
          </table:table-cell>
          <table:table-cell office:value-type="float" office:value="1499590.51" table:style-name="ce17">
            <text:p>1.499.591<text:s/></text:p>
          </table:table-cell>
          <table:table-cell office:value-type="float" office:value="22646141.960000001" table:style-name="ce17">
            <text:p>22.646.142<text:s/></text:p>
          </table:table-cell>
          <table:table-cell office:value-type="float" office:value="1998312.64" table:style-name="ce17">
            <text:p>1.998.313<text:s/></text:p>
          </table:table-cell>
          <table:table-cell office:value-type="float" office:value="62174956.899999999" table:style-name="ce17">
            <text:p>62.174.957<text:s/></text:p>
          </table:table-cell>
          <table:table-cell office:value-type="float" office:value="2481504489.6300001" table:style-name="ce17">
            <text:p>2.481.504.490<text:s/></text:p>
          </table:table-cell>
          <table:table-cell office:value-type="float" office:value="1896337.79" table:style-name="ce17">
            <text:p>1.896.338<text:s/></text:p>
          </table:table-cell>
          <table:table-cell office:value-type="float" office:value="1765079.39" table:style-name="ce17">
            <text:p>1.765.079<text:s/></text:p>
          </table:table-cell>
          <table:table-cell office:value-type="float" office:value="124838.86" table:style-name="ce17">
            <text:p>124.839<text:s/></text:p>
          </table:table-cell>
          <table:table-cell office:value-type="float" office:value="138583531.00999999" table:style-name="ce17">
            <text:p>138.583.531<text:s/></text:p>
          </table:table-cell>
          <table:table-cell office:value-type="float" office:value="53898936.880000003" table:style-name="ce17">
            <text:p>53.898.937<text:s/></text:p>
          </table:table-cell>
          <table:table-cell office:value-type="float" office:value="8662176.4299999997" table:style-name="ce17">
            <text:p>8.662.176<text:s/></text:p>
          </table:table-cell>
          <table:table-cell office:value-type="float" office:value="7214770855.1599998" table:style-name="ce17">
            <text:p>7.214.770.855<text:s/></text:p>
          </table:table-cell>
          <table:table-cell office:value-type="float" office:value="366755.66" table:style-name="ce17">
            <text:p>366.756<text:s/></text:p>
          </table:table-cell>
          <table:table-cell office:value-type="float" office:value="11125681627.120001" table:style-name="ce18">
            <text:p>11.125.681.6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6487.04" table:style-name="ce17">
            <text:p>6.487<text:s/></text:p>
          </table:table-cell>
          <table:table-cell office:value-type="float" office:value="180177" table:style-name="ce17">
            <text:p>180.177<text:s/></text:p>
          </table:table-cell>
          <table:table-cell office:value-type="float" office:value="32499085.649999999" table:style-name="ce17">
            <text:p>32.499.086<text:s/></text:p>
          </table:table-cell>
          <table:table-cell office:value-type="float" office:value="40137.339999999997" table:style-name="ce17">
            <text:p>40.137<text:s/></text:p>
          </table:table-cell>
          <table:table-cell office:value-type="float" office:value="36542939.840000004" table:style-name="ce17">
            <text:p>36.542.940<text:s/></text:p>
          </table:table-cell>
          <table:table-cell office:value-type="float" office:value="11351652.710000001" table:style-name="ce17">
            <text:p>11.351.653<text:s/></text:p>
          </table:table-cell>
          <table:table-cell office:value-type="float" office:value="249625070.71000001" table:style-name="ce17">
            <text:p>249.625.071<text:s/></text:p>
          </table:table-cell>
          <table:table-cell office:value-type="float" office:value="15381512.26" table:style-name="ce17">
            <text:p>15.381.512<text:s/></text:p>
          </table:table-cell>
          <table:table-cell office:value-type="float" office:value="5634456.7999999998" table:style-name="ce17">
            <text:p>5.634.457<text:s/></text:p>
          </table:table-cell>
          <table:table-cell office:value-type="float" office:value="351138.05" table:style-name="ce17">
            <text:p>351.138<text:s/></text:p>
          </table:table-cell>
          <table:table-cell office:value-type="float" office:value="53292981.509999998" table:style-name="ce17">
            <text:p>53.292.982<text:s/></text:p>
          </table:table-cell>
          <table:table-cell office:value-type="float" office:value="2396903.04" table:style-name="ce17">
            <text:p>2.396.903<text:s/></text:p>
          </table:table-cell>
          <table:table-cell office:value-type="float" office:value="3955928.03" table:style-name="ce17">
            <text:p>3.955.928<text:s/></text:p>
          </table:table-cell>
          <table:table-cell office:value-type="float" office:value="3346981.54" table:style-name="ce17">
            <text:p>3.346.982<text:s/></text:p>
          </table:table-cell>
          <table:table-cell office:value-type="float" office:value="593985.68999999994" table:style-name="ce17">
            <text:p>593.986<text:s/></text:p>
          </table:table-cell>
          <table:table-cell office:value-type="float" office:value="4468159.33" table:style-name="ce17">
            <text:p>4.468.159<text:s/></text:p>
          </table:table-cell>
          <table:table-cell office:value-type="float" office:value="290180.68" table:style-name="ce17">
            <text:p>290.181<text:s/></text:p>
          </table:table-cell>
          <table:table-cell office:value-type="float" office:value="68141354.010000005" table:style-name="ce17">
            <text:p>68.141.354<text:s/></text:p>
          </table:table-cell>
          <table:table-cell office:value-type="float" office:value="465574643.92000002" table:style-name="ce17">
            <text:p>465.574.644<text:s/></text:p>
          </table:table-cell>
          <table:table-cell office:value-type="float" office:value="1383976.33" table:style-name="ce17">
            <text:p>1.383.976<text:s/></text:p>
          </table:table-cell>
          <table:table-cell office:value-type="float" office:value="193661.52" table:style-name="ce17">
            <text:p>193.662<text:s/></text:p>
          </table:table-cell>
          <table:table-cell office:value-type="float" office:value="5994.22" table:style-name="ce17">
            <text:p>5.994<text:s/></text:p>
          </table:table-cell>
          <table:table-cell office:value-type="float" office:value="38422944.310000002" table:style-name="ce17">
            <text:p>38.422.944<text:s/></text:p>
          </table:table-cell>
          <table:table-cell office:value-type="float" office:value="15322723.439999999" table:style-name="ce17">
            <text:p>15.322.723<text:s/></text:p>
          </table:table-cell>
          <table:table-cell office:value-type="float" office:value="923098.48" table:style-name="ce17">
            <text:p>923.098<text:s/></text:p>
          </table:table-cell>
          <table:table-cell office:value-type="float" office:value="3129376320.48" table:style-name="ce17">
            <text:p>3.129.376.320<text:s/></text:p>
          </table:table-cell>
          <table:table-cell office:value-type="float" office:value="1142177.26" table:style-name="ce17">
            <text:p>1.142.177<text:s/></text:p>
          </table:table-cell>
          <table:table-cell office:value-type="float" office:value="4140444671.1900005" table:style-name="ce18">
            <text:p>4.140.444.6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676940.06" table:style-name="ce17">
            <text:p>676.940<text:s/></text:p>
          </table:table-cell>
          <table:table-cell office:value-type="float" office:value="2416805.0700000003" table:style-name="ce17">
            <text:p>2.416.805<text:s/></text:p>
          </table:table-cell>
          <table:table-cell office:value-type="float" office:value="4670998.38" table:style-name="ce17">
            <text:p>4.670.998<text:s/></text:p>
          </table:table-cell>
          <table:table-cell office:value-type="float" office:value="445326.9" table:style-name="ce17">
            <text:p>445.327<text:s/></text:p>
          </table:table-cell>
          <table:table-cell office:value-type="float" office:value="14544388.460000001" table:style-name="ce17">
            <text:p>14.544.388<text:s/></text:p>
          </table:table-cell>
          <table:table-cell office:value-type="float" office:value="12735886.440000001" table:style-name="ce17">
            <text:p>12.735.886<text:s/></text:p>
          </table:table-cell>
          <table:table-cell office:value-type="float" office:value="163190984.48999998" table:style-name="ce17">
            <text:p>163.190.984<text:s/></text:p>
          </table:table-cell>
          <table:table-cell office:value-type="float" office:value="7055814.0399999991" table:style-name="ce17">
            <text:p>7.055.814<text:s/></text:p>
          </table:table-cell>
          <table:table-cell office:value-type="float" office:value="10721444.24" table:style-name="ce17">
            <text:p>10.721.444<text:s/></text:p>
          </table:table-cell>
          <table:table-cell office:value-type="float" office:value="2464411.0699999998" table:style-name="ce17">
            <text:p>2.464.411<text:s/></text:p>
          </table:table-cell>
          <table:table-cell office:value-type="float" office:value="37611686.170000002" table:style-name="ce17">
            <text:p>37.611.686<text:s/></text:p>
          </table:table-cell>
          <table:table-cell office:value-type="float" office:value="3609733.42" table:style-name="ce17">
            <text:p>3.609.733<text:s/></text:p>
          </table:table-cell>
          <table:table-cell office:value-type="float" office:value="4733924.4399999995" table:style-name="ce17">
            <text:p>4.733.924<text:s/></text:p>
          </table:table-cell>
          <table:table-cell office:value-type="float" office:value="4865603.49" table:style-name="ce17">
            <text:p>4.865.603<text:s/></text:p>
          </table:table-cell>
          <table:table-cell office:value-type="float" office:value="2257832.36" table:style-name="ce17">
            <text:p>2.257.832<text:s/></text:p>
          </table:table-cell>
          <table:table-cell office:value-type="float" office:value="10268279.67" table:style-name="ce17">
            <text:p>10.268.280<text:s/></text:p>
          </table:table-cell>
          <table:table-cell office:value-type="float" office:value="1520374.5" table:style-name="ce17">
            <text:p>1.520.375<text:s/></text:p>
          </table:table-cell>
          <table:table-cell office:value-type="float" office:value="38098896.289999999" table:style-name="ce17">
            <text:p>38.098.896<text:s/></text:p>
          </table:table-cell>
          <table:table-cell office:value-type="float" office:value="106422572.35000001" table:style-name="ce17">
            <text:p>106.422.572<text:s/></text:p>
          </table:table-cell>
          <table:table-cell office:value-type="float" office:value="2876588.0999999996" table:style-name="ce17">
            <text:p>2.876.588<text:s/></text:p>
          </table:table-cell>
          <table:table-cell office:value-type="float" office:value="2154724.96" table:style-name="ce17">
            <text:p>2.154.725<text:s/></text:p>
          </table:table-cell>
          <table:table-cell office:value-type="float" office:value="197414.3" table:style-name="ce17">
            <text:p>197.414<text:s/></text:p>
          </table:table-cell>
          <table:table-cell office:value-type="float" office:value="47962503.659999996" table:style-name="ce17">
            <text:p>47.962.504<text:s/></text:p>
          </table:table-cell>
          <table:table-cell office:value-type="float" office:value="21009255.329999998" table:style-name="ce17">
            <text:p>21.009.255<text:s/></text:p>
          </table:table-cell>
          <table:table-cell office:value-type="float" office:value="1755929.5999999999" table:style-name="ce17">
            <text:p>1.755.930<text:s/></text:p>
          </table:table-cell>
          <table:table-cell office:value-type="float" office:value="517120732.11000001" table:style-name="ce17">
            <text:p>517.120.732<text:s/></text:p>
          </table:table-cell>
          <table:table-cell office:value-type="float" office:value="1595709.6099999999" table:style-name="ce17">
            <text:p>1.595.710<text:s/></text:p>
          </table:table-cell>
          <table:table-cell office:value-type="float" office:value="1022984759.5100001" table:style-name="ce18">
            <text:p>1.022.984.76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328860.27" table:style-name="ce17">
            <text:p>328.860<text:s/></text:p>
          </table:table-cell>
          <table:table-cell office:value-type="float" office:value="758190.37" table:style-name="ce17">
            <text:p>758.190<text:s/></text:p>
          </table:table-cell>
          <table:table-cell office:value-type="float" office:value="1978576.1" table:style-name="ce17">
            <text:p>1.978.576<text:s/></text:p>
          </table:table-cell>
          <table:table-cell office:value-type="float" office:value="138554.65" table:style-name="ce17">
            <text:p>138.555<text:s/></text:p>
          </table:table-cell>
          <table:table-cell office:value-type="float" office:value="11932521.98" table:style-name="ce17">
            <text:p>11.932.522<text:s/></text:p>
          </table:table-cell>
          <table:table-cell office:value-type="float" office:value="3922096.5" table:style-name="ce17">
            <text:p>3.922.097<text:s/></text:p>
          </table:table-cell>
          <table:table-cell office:value-type="float" office:value="469496297.99000001" table:style-name="ce17">
            <text:p>469.496.298<text:s/></text:p>
          </table:table-cell>
          <table:table-cell office:value-type="float" office:value="13462438.060000001" table:style-name="ce17">
            <text:p>13.462.438<text:s/></text:p>
          </table:table-cell>
          <table:table-cell office:value-type="float" office:value="10150323.779999999" table:style-name="ce17">
            <text:p>10.150.324<text:s/></text:p>
          </table:table-cell>
          <table:table-cell office:value-type="float" office:value="486355.34" table:style-name="ce17">
            <text:p>486.355<text:s/></text:p>
          </table:table-cell>
          <table:table-cell office:value-type="float" office:value="90457848.170000002" table:style-name="ce17">
            <text:p>90.457.848<text:s/></text:p>
          </table:table-cell>
          <table:table-cell office:value-type="float" office:value="4379307.6100000003" table:style-name="ce17">
            <text:p>4.379.308<text:s/></text:p>
          </table:table-cell>
          <table:table-cell office:value-type="float" office:value="12615840.880000001" table:style-name="ce17">
            <text:p>12.615.841<text:s/></text:p>
          </table:table-cell>
          <table:table-cell office:value-type="float" office:value="8840583.2400000002" table:style-name="ce17">
            <text:p>8.840.583<text:s/></text:p>
          </table:table-cell>
          <table:table-cell office:value-type="float" office:value="1978725.07" table:style-name="ce17">
            <text:p>1.978.725<text:s/></text:p>
          </table:table-cell>
          <table:table-cell office:value-type="float" office:value="10710249.23" table:style-name="ce17">
            <text:p>10.710.249<text:s/></text:p>
          </table:table-cell>
          <table:table-cell office:value-type="float" office:value="241799.59" table:style-name="ce17">
            <text:p>241.800<text:s/></text:p>
          </table:table-cell>
          <table:table-cell office:value-type="float" office:value="55806434.670000002" table:style-name="ce17">
            <text:p>55.806.435<text:s/></text:p>
          </table:table-cell>
          <table:table-cell office:value-type="float" office:value="178647761.30000001" table:style-name="ce17">
            <text:p>178.647.761<text:s/></text:p>
          </table:table-cell>
          <table:table-cell office:value-type="float" office:value="1335525.1399999999" table:style-name="ce17">
            <text:p>1.335.525<text:s/></text:p>
          </table:table-cell>
          <table:table-cell office:value-type="float" office:value="5421340.04" table:style-name="ce17">
            <text:p>5.421.340<text:s/></text:p>
          </table:table-cell>
          <table:table-cell office:value-type="float" office:value="41943.31" table:style-name="ce17">
            <text:p>41.943<text:s/></text:p>
          </table:table-cell>
          <table:table-cell office:value-type="float" office:value="103142932.77" table:style-name="ce17">
            <text:p>103.142.933<text:s/></text:p>
          </table:table-cell>
          <table:table-cell office:value-type="float" office:value="24937681.59" table:style-name="ce17">
            <text:p>24.937.682<text:s/></text:p>
          </table:table-cell>
          <table:table-cell office:value-type="float" office:value="4116704.72" table:style-name="ce17">
            <text:p>4.116.705<text:s/></text:p>
          </table:table-cell>
          <table:table-cell office:value-type="float" office:value="2260377525.1599998" table:style-name="ce17">
            <text:p>2.260.377.525<text:s/></text:p>
          </table:table-cell>
          <table:table-cell office:value-type="float" office:value="239013.28" table:style-name="ce17">
            <text:p>239.013<text:s/></text:p>
          </table:table-cell>
          <table:table-cell office:value-type="float" office:value="3275945430.8099999" table:style-name="ce18">
            <text:p>3.275.945.4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83901.16" table:style-name="ce17">
            <text:p>83.901<text:s/></text:p>
          </table:table-cell>
          <table:table-cell office:value-type="float" office:value="298279.78000000003" table:style-name="ce17">
            <text:p>298.280<text:s/></text:p>
          </table:table-cell>
          <table:table-cell office:value-type="float" office:value="1020468.34" table:style-name="ce17">
            <text:p>1.020.468<text:s/></text:p>
          </table:table-cell>
          <table:table-cell office:value-type="float" office:value="27963.05" table:style-name="ce17">
            <text:p>27.963<text:s/></text:p>
          </table:table-cell>
          <table:table-cell office:value-type="float" office:value="2311981.0699999998" table:style-name="ce17">
            <text:p>2.311.981<text:s/></text:p>
          </table:table-cell>
          <table:table-cell office:value-type="float" office:value="224123.36" table:style-name="ce17">
            <text:p>224.123<text:s/></text:p>
          </table:table-cell>
          <table:table-cell office:value-type="float" office:value="197357.54" table:style-name="ce17">
            <text:p>197.358<text:s/></text:p>
          </table:table-cell>
          <table:table-cell office:value-type="float" office:value="324542.09000000003" table:style-name="ce17">
            <text:p>324.542<text:s/></text:p>
          </table:table-cell>
          <table:table-cell office:value-type="float" office:value="10634831.140000001" table:style-name="ce17">
            <text:p>10.634.831<text:s/></text:p>
          </table:table-cell>
          <table:table-cell office:value-type="float" office:value="454552.37" table:style-name="ce17">
            <text:p>454.552<text:s/></text:p>
          </table:table-cell>
          <table:table-cell office:value-type="float" office:value="8383369.75" table:style-name="ce17">
            <text:p>8.383.370<text:s/></text:p>
          </table:table-cell>
          <table:table-cell office:value-type="float" office:value="24382041.649999999" table:style-name="ce17">
            <text:p>24.382.042<text:s/></text:p>
          </table:table-cell>
          <table:table-cell office:value-type="float" office:value="14333139.32" table:style-name="ce17">
            <text:p>14.333.139<text:s/></text:p>
          </table:table-cell>
          <table:table-cell office:value-type="float" office:value="1360902.9" table:style-name="ce17">
            <text:p>1.360.903<text:s/></text:p>
          </table:table-cell>
          <table:table-cell office:value-type="float" office:value="320775.33" table:style-name="ce17">
            <text:p>320.775<text:s/></text:p>
          </table:table-cell>
          <table:table-cell office:value-type="float" office:value="1187600.72" table:style-name="ce17">
            <text:p>1.187.601<text:s/></text:p>
          </table:table-cell>
          <table:table-cell office:value-type="float" office:value="781057.96" table:style-name="ce17">
            <text:p>781.058<text:s/></text:p>
          </table:table-cell>
          <table:table-cell office:value-type="float" office:value="8245699.1799999997" table:style-name="ce17">
            <text:p>8.245.699<text:s/></text:p>
          </table:table-cell>
          <table:table-cell office:value-type="float" office:value="1259719.3400000001" table:style-name="ce17">
            <text:p>1.259.719<text:s/></text:p>
          </table:table-cell>
          <table:table-cell office:value-type="float" office:value="356572.31" table:style-name="ce17">
            <text:p>356.572<text:s/></text:p>
          </table:table-cell>
          <table:table-cell office:value-type="float" office:value="299636.3" table:style-name="ce17">
            <text:p>299.636<text:s/></text:p>
          </table:table-cell>
          <table:table-cell office:value-type="float" office:value="178232.46" table:style-name="ce17">
            <text:p>178.232<text:s/></text:p>
          </table:table-cell>
          <table:table-cell office:value-type="float" office:value="9692196.0099999998" table:style-name="ce17">
            <text:p>9.692.196<text:s/></text:p>
          </table:table-cell>
          <table:table-cell office:value-type="float" office:value="1123325.51" table:style-name="ce17">
            <text:p>1.123.326<text:s/></text:p>
          </table:table-cell>
          <table:table-cell office:value-type="float" office:value="323798.96000000002" table:style-name="ce17">
            <text:p>323.799<text:s/></text:p>
          </table:table-cell>
          <table:table-cell office:value-type="float" office:value="15582775.74" table:style-name="ce17">
            <text:p>15.582.776<text:s/></text:p>
          </table:table-cell>
          <table:table-cell office:value-type="float" office:value="1103931.23" table:style-name="ce17">
            <text:p>1.103.931<text:s/></text:p>
          </table:table-cell>
          <table:table-cell office:value-type="float" office:value="104492774.56999999" table:style-name="ce18">
            <text:p>104.492.7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267890.42" table:style-name="ce17">
            <text:p>10.267.890<text:s/></text:p>
          </table:table-cell>
          <table:table-cell office:value-type="float" office:value="52648238.380000003" table:style-name="ce17">
            <text:p>52.648.238<text:s/></text:p>
          </table:table-cell>
          <table:table-cell office:value-type="float" office:value="367793951.52999997" table:style-name="ce17">
            <text:p>367.793.952<text:s/></text:p>
          </table:table-cell>
          <table:table-cell office:value-type="float" office:value="23708149.690000001" table:style-name="ce17">
            <text:p>23.708.150<text:s/></text:p>
          </table:table-cell>
          <table:table-cell office:value-type="float" office:value="469468708.25" table:style-name="ce17">
            <text:p>469.468.708<text:s/></text:p>
          </table:table-cell>
          <table:table-cell office:value-type="float" office:value="311767360.33999997" table:style-name="ce17">
            <text:p>311.767.360<text:s/></text:p>
          </table:table-cell>
          <table:table-cell office:value-type="float" office:value="835910887.80000007" table:style-name="ce17">
            <text:p>835.910.888<text:s/></text:p>
          </table:table-cell>
          <table:table-cell office:value-type="float" office:value="276655081.13" table:style-name="ce17">
            <text:p>276.655.081<text:s/></text:p>
          </table:table-cell>
          <table:table-cell office:value-type="float" office:value="260917498.66999999" table:style-name="ce17">
            <text:p>260.917.499<text:s/></text:p>
          </table:table-cell>
          <table:table-cell office:value-type="float" office:value="220866285.22" table:style-name="ce17">
            <text:p>220.866.285<text:s/></text:p>
          </table:table-cell>
          <table:table-cell office:value-type="float" office:value="793934758.05999994" table:style-name="ce17">
            <text:p>793.934.758<text:s/></text:p>
          </table:table-cell>
          <table:table-cell office:value-type="float" office:value="86766543.760000005" table:style-name="ce17">
            <text:p>86.766.544<text:s/></text:p>
          </table:table-cell>
          <table:table-cell office:value-type="float" office:value="123665551.98" table:style-name="ce17">
            <text:p>123.665.552<text:s/></text:p>
          </table:table-cell>
          <table:table-cell office:value-type="float" office:value="134196789.95999999" table:style-name="ce17">
            <text:p>134.196.790<text:s/></text:p>
          </table:table-cell>
          <table:table-cell office:value-type="float" office:value="74793694.780000001" table:style-name="ce17">
            <text:p>74.793.695<text:s/></text:p>
          </table:table-cell>
          <table:table-cell office:value-type="float" office:value="541929425.88999999" table:style-name="ce17">
            <text:p>541.929.426<text:s/></text:p>
          </table:table-cell>
          <table:table-cell office:value-type="float" office:value="42173285.18" table:style-name="ce17">
            <text:p>42.173.285<text:s/></text:p>
          </table:table-cell>
          <table:table-cell office:value-type="float" office:value="1065232406.28" table:style-name="ce17">
            <text:p>1.065.232.406<text:s/></text:p>
          </table:table-cell>
          <table:table-cell office:value-type="float" office:value="4380289367.54" table:style-name="ce17">
            <text:p>4.380.289.368<text:s/></text:p>
          </table:table-cell>
          <table:table-cell office:value-type="float" office:value="70477215.760000005" table:style-name="ce17">
            <text:p>70.477.216<text:s/></text:p>
          </table:table-cell>
          <table:table-cell office:value-type="float" office:value="37349403.659999996" table:style-name="ce17">
            <text:p>37.349.404<text:s/></text:p>
          </table:table-cell>
          <table:table-cell office:value-type="float" office:value="9090828.7300000004" table:style-name="ce17">
            <text:p>9.090.829<text:s/></text:p>
          </table:table-cell>
          <table:table-cell office:value-type="float" office:value="1034631673.74" table:style-name="ce17">
            <text:p>1.034.631.674<text:s/></text:p>
          </table:table-cell>
          <table:table-cell office:value-type="float" office:value="881161456.17999995" table:style-name="ce17">
            <text:p>881.161.456<text:s/></text:p>
          </table:table-cell>
          <table:table-cell office:value-type="float" office:value="43108143.030000001" table:style-name="ce17">
            <text:p>43.108.143<text:s/></text:p>
          </table:table-cell>
          <table:table-cell office:value-type="float" office:value="8202754698.8000002" table:style-name="ce17">
            <text:p>8.202.754.699<text:s/></text:p>
          </table:table-cell>
          <table:table-cell office:value-type="float" office:value="25426618.199999999" table:style-name="ce17">
            <text:p>25.426.618<text:s/></text:p>
          </table:table-cell>
          <table:table-cell office:value-type="float" office:value="20376985912.960003" table:style-name="ce18">
            <text:p>20.376.985.9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4953.21" table:style-name="ce17">
            <text:p>4.953<text:s/></text:p>
          </table:table-cell>
          <table:table-cell office:value-type="float" office:value="57055" table:style-name="ce17">
            <text:p>57.055<text:s/></text:p>
          </table:table-cell>
          <table:table-cell office:value-type="float" office:value="171364.23" table:style-name="ce17">
            <text:p>171.364<text:s/></text:p>
          </table:table-cell>
          <table:table-cell office:value-type="float" office:value="31919.06" table:style-name="ce17">
            <text:p>31.919<text:s/></text:p>
          </table:table-cell>
          <table:table-cell office:value-type="float" office:value="701633.66" table:style-name="ce17">
            <text:p>701.634<text:s/></text:p>
          </table:table-cell>
          <table:table-cell office:value-type="float" office:value="18485311.460000001" table:style-name="ce17">
            <text:p>18.485.311<text:s/></text:p>
          </table:table-cell>
          <table:table-cell office:value-type="float" office:value="254780207.84" table:style-name="ce17">
            <text:p>254.780.208<text:s/></text:p>
          </table:table-cell>
          <table:table-cell office:value-type="float" office:value="4924575.83" table:style-name="ce17">
            <text:p>4.924.576<text:s/></text:p>
          </table:table-cell>
          <table:table-cell office:value-type="float" office:value="344896.09" table:style-name="ce17">
            <text:p>344.896<text:s/></text:p>
          </table:table-cell>
          <table:table-cell office:value-type="float" office:value="24671.68" table:style-name="ce17">
            <text:p>24.672<text:s/></text:p>
          </table:table-cell>
          <table:table-cell office:value-type="float" office:value="28508787.77" table:style-name="ce17">
            <text:p>28.508.788<text:s/></text:p>
          </table:table-cell>
          <table:table-cell office:value-type="float" office:value="14647.07" table:style-name="ce17">
            <text:p>14.647<text:s/></text:p>
          </table:table-cell>
          <table:table-cell office:value-type="float" office:value="206652.72" table:style-name="ce17">
            <text:p>206.653<text:s/></text:p>
          </table:table-cell>
          <table:table-cell office:value-type="float" office:value="10986488.4" table:style-name="ce17">
            <text:p>10.986.488<text:s/></text:p>
          </table:table-cell>
          <table:table-cell office:value-type="float" office:value="31019.599999999999" table:style-name="ce17">
            <text:p>31.020<text:s/></text:p>
          </table:table-cell>
          <table:table-cell office:value-type="float" office:value="982512.48" table:style-name="ce17">
            <text:p>982.512<text:s/></text:p>
          </table:table-cell>
          <table:table-cell office:value-type="float" office:value="30292.560000000001" table:style-name="ce17">
            <text:p>30.293<text:s/></text:p>
          </table:table-cell>
          <table:table-cell office:value-type="float" office:value="9903966.9600000009" table:style-name="ce17">
            <text:p>9.903.967<text:s/></text:p>
          </table:table-cell>
          <table:table-cell office:value-type="float" office:value="138247889.87" table:style-name="ce17">
            <text:p>138.247.890<text:s/></text:p>
          </table:table-cell>
          <table:table-cell office:value-type="float" office:value="110170.86" table:style-name="ce17">
            <text:p>110.171<text:s/></text:p>
          </table:table-cell>
          <table:table-cell office:value-type="float" office:value="97248.95" table:style-name="ce17">
            <text:p>97.249<text:s/></text:p>
          </table:table-cell>
          <table:table-cell office:value-type="float" office:value="3685.82" table:style-name="ce17">
            <text:p>3.686<text:s/></text:p>
          </table:table-cell>
          <table:table-cell office:value-type="float" office:value="40751269.43" table:style-name="ce17">
            <text:p>40.751.269<text:s/></text:p>
          </table:table-cell>
          <table:table-cell office:value-type="float" office:value="1264356.74" table:style-name="ce17">
            <text:p>1.264.357<text:s/></text:p>
          </table:table-cell>
          <table:table-cell office:value-type="float" office:value="1731479.79" table:style-name="ce17">
            <text:p>1.731.480<text:s/></text:p>
          </table:table-cell>
          <table:table-cell office:value-type="float" office:value="1052197871.51" table:style-name="ce17">
            <text:p>1.052.197.872<text:s/></text:p>
          </table:table-cell>
          <table:table-cell office:value-type="float" office:value="18312.990000000002" table:style-name="ce17">
            <text:p>18.313<text:s/></text:p>
          </table:table-cell>
          <table:table-cell office:value-type="float" office:value="1564613241.5799999" table:style-name="ce18">
            <text:p>1.564.613.2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262937.209999999" table:style-name="ce17">
            <text:p>10.262.937<text:s/></text:p>
          </table:table-cell>
          <table:table-cell office:value-type="float" office:value="52591183.379999995" table:style-name="ce17">
            <text:p>52.591.183<text:s/></text:p>
          </table:table-cell>
          <table:table-cell office:value-type="float" office:value="367622587.29999995" table:style-name="ce17">
            <text:p>367.622.587<text:s/></text:p>
          </table:table-cell>
          <table:table-cell office:value-type="float" office:value="23676230.629999999" table:style-name="ce17">
            <text:p>23.676.231<text:s/></text:p>
          </table:table-cell>
          <table:table-cell office:value-type="float" office:value="468767074.58999997" table:style-name="ce17">
            <text:p>468.767.075<text:s/></text:p>
          </table:table-cell>
          <table:table-cell office:value-type="float" office:value="293282048.88" table:style-name="ce17">
            <text:p>293.282.049<text:s/></text:p>
          </table:table-cell>
          <table:table-cell office:value-type="float" office:value="581130679.96000004" table:style-name="ce17">
            <text:p>581.130.680<text:s/></text:p>
          </table:table-cell>
          <table:table-cell office:value-type="float" office:value="271730505.30000001" table:style-name="ce17">
            <text:p>271.730.505<text:s/></text:p>
          </table:table-cell>
          <table:table-cell office:value-type="float" office:value="260572602.58000001" table:style-name="ce17">
            <text:p>260.572.603<text:s/></text:p>
          </table:table-cell>
          <table:table-cell office:value-type="float" office:value="220841613.53999999" table:style-name="ce17">
            <text:p>220.841.614<text:s/></text:p>
          </table:table-cell>
          <table:table-cell office:value-type="float" office:value="765425970.28999996" table:style-name="ce17">
            <text:p>765.425.970<text:s/></text:p>
          </table:table-cell>
          <table:table-cell office:value-type="float" office:value="86751896.690000013" table:style-name="ce17">
            <text:p>86.751.897<text:s/></text:p>
          </table:table-cell>
          <table:table-cell office:value-type="float" office:value="123458899.26000001" table:style-name="ce17">
            <text:p>123.458.899<text:s/></text:p>
          </table:table-cell>
          <table:table-cell office:value-type="float" office:value="123210301.56" table:style-name="ce17">
            <text:p>123.210.302<text:s/></text:p>
          </table:table-cell>
          <table:table-cell office:value-type="float" office:value="74762675.179999992" table:style-name="ce17">
            <text:p>74.762.675<text:s/></text:p>
          </table:table-cell>
          <table:table-cell office:value-type="float" office:value="540946913.41000009" table:style-name="ce17">
            <text:p>540.946.913<text:s/></text:p>
          </table:table-cell>
          <table:table-cell office:value-type="float" office:value="42142992.619999997" table:style-name="ce17">
            <text:p>42.142.993<text:s/></text:p>
          </table:table-cell>
          <table:table-cell office:value-type="float" office:value="1055328439.3199999" table:style-name="ce17">
            <text:p>1.055.328.439<text:s/></text:p>
          </table:table-cell>
          <table:table-cell office:value-type="float" office:value="4242041477.6700001" table:style-name="ce17">
            <text:p>4.242.041.478<text:s/></text:p>
          </table:table-cell>
          <table:table-cell office:value-type="float" office:value="70367044.900000006" table:style-name="ce17">
            <text:p>70.367.045<text:s/></text:p>
          </table:table-cell>
          <table:table-cell office:value-type="float" office:value="37252154.709999993" table:style-name="ce17">
            <text:p>37.252.155<text:s/></text:p>
          </table:table-cell>
          <table:table-cell office:value-type="float" office:value="9087142.9100000001" table:style-name="ce17">
            <text:p>9.087.143<text:s/></text:p>
          </table:table-cell>
          <table:table-cell office:value-type="float" office:value="993880404.30999982" table:style-name="ce17">
            <text:p>993.880.404<text:s/></text:p>
          </table:table-cell>
          <table:table-cell office:value-type="float" office:value="879897099.43999994" table:style-name="ce17">
            <text:p>879.897.099<text:s/></text:p>
          </table:table-cell>
          <table:table-cell office:value-type="float" office:value="41376663.240000002" table:style-name="ce17">
            <text:p>41.376.663<text:s/></text:p>
          </table:table-cell>
          <table:table-cell office:value-type="float" office:value="7150556827.29" table:style-name="ce17">
            <text:p>7.150.556.827<text:s/></text:p>
          </table:table-cell>
          <table:table-cell office:value-type="float" office:value="25408305.209999997" table:style-name="ce17">
            <text:p>25.408.305<text:s/></text:p>
          </table:table-cell>
          <table:table-cell office:value-type="float" office:value="18812372671.379997" table:style-name="ce18">
            <text:p>18.812.372.6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702584.5" table:style-name="ce17">
            <text:p>3.702.585<text:s/></text:p>
          </table:table-cell>
          <table:table-cell office:value-type="float" office:value="16254063.73" table:style-name="ce17">
            <text:p>16.254.064<text:s/></text:p>
          </table:table-cell>
          <table:table-cell office:value-type="float" office:value="90790453.5" table:style-name="ce17">
            <text:p>90.790.454<text:s/></text:p>
          </table:table-cell>
          <table:table-cell office:value-type="float" office:value="7801037.6299999999" table:style-name="ce17">
            <text:p>7.801.038<text:s/></text:p>
          </table:table-cell>
          <table:table-cell office:value-type="float" office:value="138176685.13999999" table:style-name="ce17">
            <text:p>138.176.685<text:s/></text:p>
          </table:table-cell>
          <table:table-cell office:value-type="float" office:value="90011989.390000001" table:style-name="ce17">
            <text:p>90.011.989<text:s/></text:p>
          </table:table-cell>
          <table:table-cell office:value-type="float" office:value="362014761.64999998" table:style-name="ce17">
            <text:p>362.014.762<text:s/></text:p>
          </table:table-cell>
          <table:table-cell office:value-type="float" office:value="80097093.799999997" table:style-name="ce17">
            <text:p>80.097.094<text:s/></text:p>
          </table:table-cell>
          <table:table-cell office:value-type="float" office:value="79699492.060000002" table:style-name="ce17">
            <text:p>79.699.492<text:s/></text:p>
          </table:table-cell>
          <table:table-cell office:value-type="float" office:value="59794842.920000002" table:style-name="ce17">
            <text:p>59.794.843<text:s/></text:p>
          </table:table-cell>
          <table:table-cell office:value-type="float" office:value="259589474.30000001" table:style-name="ce17">
            <text:p>259.589.474<text:s/></text:p>
          </table:table-cell>
          <table:table-cell office:value-type="float" office:value="29943086.219999999" table:style-name="ce17">
            <text:p>29.943.086<text:s/></text:p>
          </table:table-cell>
          <table:table-cell office:value-type="float" office:value="46037120.189999998" table:style-name="ce17">
            <text:p>46.037.120<text:s/></text:p>
          </table:table-cell>
          <table:table-cell office:value-type="float" office:value="45254056.340000004" table:style-name="ce17">
            <text:p>45.254.056<text:s/></text:p>
          </table:table-cell>
          <table:table-cell office:value-type="float" office:value="23742094.609999999" table:style-name="ce17">
            <text:p>23.742.095<text:s/></text:p>
          </table:table-cell>
          <table:table-cell office:value-type="float" office:value="129830938.25" table:style-name="ce17">
            <text:p>129.830.938<text:s/></text:p>
          </table:table-cell>
          <table:table-cell office:value-type="float" office:value="12451192.609999999" table:style-name="ce17">
            <text:p>12.451.193<text:s/></text:p>
          </table:table-cell>
          <table:table-cell office:value-type="float" office:value="279430486.30000001" table:style-name="ce17">
            <text:p>279.430.486<text:s/></text:p>
          </table:table-cell>
          <table:table-cell office:value-type="float" office:value="1040865196.86" table:style-name="ce17">
            <text:p>1.040.865.197<text:s/></text:p>
          </table:table-cell>
          <table:table-cell office:value-type="float" office:value="25940679.379999999" table:style-name="ce17">
            <text:p>25.940.679<text:s/></text:p>
          </table:table-cell>
          <table:table-cell office:value-type="float" office:value="13985447.33" table:style-name="ce17">
            <text:p>13.985.447<text:s/></text:p>
          </table:table-cell>
          <table:table-cell office:value-type="float" office:value="5523950.4199999999" table:style-name="ce17">
            <text:p>5.523.950<text:s/></text:p>
          </table:table-cell>
          <table:table-cell office:value-type="float" office:value="277227361.80000001" table:style-name="ce17">
            <text:p>277.227.362<text:s/></text:p>
          </table:table-cell>
          <table:table-cell office:value-type="float" office:value="213362774.44999999" table:style-name="ce17">
            <text:p>213.362.774<text:s/></text:p>
          </table:table-cell>
          <table:table-cell office:value-type="float" office:value="16133666.130000001" table:style-name="ce17">
            <text:p>16.133.666<text:s/></text:p>
          </table:table-cell>
          <table:table-cell office:value-type="float" office:value="1954407731.6600001" table:style-name="ce17">
            <text:p>1.954.407.732<text:s/></text:p>
          </table:table-cell>
          <table:table-cell office:value-type="float" office:value="11681473.779999999" table:style-name="ce17">
            <text:p>11.681.474<text:s/></text:p>
          </table:table-cell>
          <table:table-cell office:value-type="float" office:value="5313749734.9499998" table:style-name="ce18">
            <text:p>5.313.749.7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95.8" table:style-name="ce17">
            <text:p>796<text:s/></text:p>
          </table:table-cell>
          <table:table-cell office:value-type="float" office:value="9539.52" table:style-name="ce17">
            <text:p>9.540<text:s/></text:p>
          </table:table-cell>
          <table:table-cell office:value-type="float" office:value="26975.93" table:style-name="ce17">
            <text:p>26.976<text:s/></text:p>
          </table:table-cell>
          <table:table-cell office:value-type="float" office:value="5178.62" table:style-name="ce17">
            <text:p>5.179<text:s/></text:p>
          </table:table-cell>
          <table:table-cell office:value-type="float" office:value="113493.84" table:style-name="ce17">
            <text:p>113.494<text:s/></text:p>
          </table:table-cell>
          <table:table-cell office:value-type="float" office:value="3012128.5" table:style-name="ce17">
            <text:p>3.012.129<text:s/></text:p>
          </table:table-cell>
          <table:table-cell office:value-type="float" office:value="42325619.310000002" table:style-name="ce17">
            <text:p>42.325.619<text:s/></text:p>
          </table:table-cell>
          <table:table-cell office:value-type="float" office:value="826316.12" table:style-name="ce17">
            <text:p>826.316<text:s/></text:p>
          </table:table-cell>
          <table:table-cell office:value-type="float" office:value="55998.58" table:style-name="ce17">
            <text:p>55.999<text:s/></text:p>
          </table:table-cell>
          <table:table-cell office:value-type="float" office:value="3916.5" table:style-name="ce17">
            <text:p>3.917<text:s/></text:p>
          </table:table-cell>
          <table:table-cell office:value-type="float" office:value="4493579.04" table:style-name="ce17">
            <text:p>4.493.579<text:s/></text:p>
          </table:table-cell>
          <table:table-cell office:value-type="float" office:value="2547.5500000000002" table:style-name="ce17">
            <text:p>2.548<text:s/></text:p>
          </table:table-cell>
          <table:table-cell office:value-type="float" office:value="34764.94" table:style-name="ce17">
            <text:p>34.765<text:s/></text:p>
          </table:table-cell>
          <table:table-cell office:value-type="float" office:value="1790753.85" table:style-name="ce17">
            <text:p>1.790.754<text:s/></text:p>
          </table:table-cell>
          <table:table-cell office:value-type="float" office:value="5236.8" table:style-name="ce17">
            <text:p>5.237<text:s/></text:p>
          </table:table-cell>
          <table:table-cell office:value-type="float" office:value="159625.85999999999" table:style-name="ce17">
            <text:p>159.626<text:s/></text:p>
          </table:table-cell>
          <table:table-cell office:value-type="float" office:value="5090.12" table:style-name="ce17">
            <text:p>5.090<text:s/></text:p>
          </table:table-cell>
          <table:table-cell office:value-type="float" office:value="1612746.5" table:style-name="ce17">
            <text:p>1.612.747<text:s/></text:p>
          </table:table-cell>
          <table:table-cell office:value-type="float" office:value="22787331.43" table:style-name="ce17">
            <text:p>22.787.331<text:s/></text:p>
          </table:table-cell>
          <table:table-cell office:value-type="float" office:value="19235.419999999998" table:style-name="ce17">
            <text:p>19.235<text:s/></text:p>
          </table:table-cell>
          <table:table-cell office:value-type="float" office:value="15585.78" table:style-name="ce17">
            <text:p>15.586<text:s/></text:p>
          </table:table-cell>
          <table:table-cell office:value-type="float" office:value="598.94000000000005" table:style-name="ce17">
            <text:p>599<text:s/></text:p>
          </table:table-cell>
          <table:table-cell office:value-type="float" office:value="6912679.4400000004" table:style-name="ce17">
            <text:p>6.912.679<text:s/></text:p>
          </table:table-cell>
          <table:table-cell office:value-type="float" office:value="212843.44" table:style-name="ce17">
            <text:p>212.843<text:s/></text:p>
          </table:table-cell>
          <table:table-cell office:value-type="float" office:value="293746.53000000003" table:style-name="ce17">
            <text:p>293.747<text:s/></text:p>
          </table:table-cell>
          <table:table-cell office:value-type="float" office:value="165534701.77000001" table:style-name="ce17">
            <text:p>165.534.702<text:s/></text:p>
          </table:table-cell>
          <table:table-cell office:value-type="float" office:value="3291.66" table:style-name="ce17">
            <text:p>3.292<text:s/></text:p>
          </table:table-cell>
          <table:table-cell office:value-type="float" office:value="250264321.78999999" table:style-name="ce18">
            <text:p>250.264.3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701788.7" table:style-name="ce17">
            <text:p>3.701.789<text:s/></text:p>
          </table:table-cell>
          <table:table-cell office:value-type="float" office:value="16244524.210000001" table:style-name="ce17">
            <text:p>16.244.524<text:s/></text:p>
          </table:table-cell>
          <table:table-cell office:value-type="float" office:value="90763477.570000008" table:style-name="ce17">
            <text:p>90.763.478<text:s/></text:p>
          </table:table-cell>
          <table:table-cell office:value-type="float" office:value="7795859.0099999998" table:style-name="ce17">
            <text:p>7.795.859<text:s/></text:p>
          </table:table-cell>
          <table:table-cell office:value-type="float" office:value="138063191.30000001" table:style-name="ce17">
            <text:p>138.063.191<text:s/></text:p>
          </table:table-cell>
          <table:table-cell office:value-type="float" office:value="86999860.890000001" table:style-name="ce17">
            <text:p>86.999.861<text:s/></text:p>
          </table:table-cell>
          <table:table-cell office:value-type="float" office:value="319689142.33999997" table:style-name="ce17">
            <text:p>319.689.142<text:s/></text:p>
          </table:table-cell>
          <table:table-cell office:value-type="float" office:value="79270777.680000022" table:style-name="ce17">
            <text:p>79.270.778<text:s/></text:p>
          </table:table-cell>
          <table:table-cell office:value-type="float" office:value="79643493.479999989" table:style-name="ce17">
            <text:p>79.643.493<text:s/></text:p>
          </table:table-cell>
          <table:table-cell office:value-type="float" office:value="59790926.420000002" table:style-name="ce17">
            <text:p>59.790.926<text:s/></text:p>
          </table:table-cell>
          <table:table-cell office:value-type="float" office:value="255095895.25999999" table:style-name="ce17">
            <text:p>255.095.895<text:s/></text:p>
          </table:table-cell>
          <table:table-cell office:value-type="float" office:value="29940538.669999998" table:style-name="ce17">
            <text:p>29.940.539<text:s/></text:p>
          </table:table-cell>
          <table:table-cell office:value-type="float" office:value="46002355.25" table:style-name="ce17">
            <text:p>46.002.355<text:s/></text:p>
          </table:table-cell>
          <table:table-cell office:value-type="float" office:value="43463302.490000002" table:style-name="ce17">
            <text:p>43.463.302<text:s/></text:p>
          </table:table-cell>
          <table:table-cell office:value-type="float" office:value="23736857.809999999" table:style-name="ce17">
            <text:p>23.736.858<text:s/></text:p>
          </table:table-cell>
          <table:table-cell office:value-type="float" office:value="129671312.39" table:style-name="ce17">
            <text:p>129.671.312<text:s/></text:p>
          </table:table-cell>
          <table:table-cell office:value-type="float" office:value="12446102.49" table:style-name="ce17">
            <text:p>12.446.102<text:s/></text:p>
          </table:table-cell>
          <table:table-cell office:value-type="float" office:value="277817739.80000001" table:style-name="ce17">
            <text:p>277.817.740<text:s/></text:p>
          </table:table-cell>
          <table:table-cell office:value-type="float" office:value="1018077865.4300001" table:style-name="ce17">
            <text:p>1.018.077.865<text:s/></text:p>
          </table:table-cell>
          <table:table-cell office:value-type="float" office:value="25921443.960000001" table:style-name="ce17">
            <text:p>25.921.444<text:s/></text:p>
          </table:table-cell>
          <table:table-cell office:value-type="float" office:value="13969861.549999999" table:style-name="ce17">
            <text:p>13.969.862<text:s/></text:p>
          </table:table-cell>
          <table:table-cell office:value-type="float" office:value="5523351.4800000004" table:style-name="ce17">
            <text:p>5.523.351<text:s/></text:p>
          </table:table-cell>
          <table:table-cell office:value-type="float" office:value="270314682.36000001" table:style-name="ce17">
            <text:p>270.314.682<text:s/></text:p>
          </table:table-cell>
          <table:table-cell office:value-type="float" office:value="213149931.00999999" table:style-name="ce17">
            <text:p>213.149.931<text:s/></text:p>
          </table:table-cell>
          <table:table-cell office:value-type="float" office:value="15839919.6" table:style-name="ce17">
            <text:p>15.839.920<text:s/></text:p>
          </table:table-cell>
          <table:table-cell office:value-type="float" office:value="1788873029.8900001" table:style-name="ce17">
            <text:p>1.788.873.030<text:s/></text:p>
          </table:table-cell>
          <table:table-cell office:value-type="float" office:value="11678182.119999999" table:style-name="ce17">
            <text:p>11.678.182<text:s/></text:p>
          </table:table-cell>
          <table:table-cell office:value-type="float" office:value="5063485413.1600008" table:style-name="ce18">
            <text:p>5.063.485.4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801989.5" table:style-name="ce17">
            <text:p>3.801.990<text:s/></text:p>
          </table:table-cell>
          <table:table-cell office:value-type="float" office:value="11303107.43" table:style-name="ce17">
            <text:p>11.303.107<text:s/></text:p>
          </table:table-cell>
          <table:table-cell office:value-type="float" office:value="116048506.33" table:style-name="ce17">
            <text:p>116.048.506<text:s/></text:p>
          </table:table-cell>
          <table:table-cell office:value-type="float" office:value="2738801.11" table:style-name="ce17">
            <text:p>2.738.801<text:s/></text:p>
          </table:table-cell>
          <table:table-cell office:value-type="float" office:value="93433335.859999999" table:style-name="ce17">
            <text:p>93.433.336<text:s/></text:p>
          </table:table-cell>
          <table:table-cell office:value-type="float" office:value="69551681.299999997" table:style-name="ce17">
            <text:p>69.551.681<text:s/></text:p>
          </table:table-cell>
          <table:table-cell office:value-type="float" office:value="215048073.20000002" table:style-name="ce17">
            <text:p>215.048.073<text:s/></text:p>
          </table:table-cell>
          <table:table-cell office:value-type="float" office:value="55424400.009999998" table:style-name="ce17">
            <text:p>55.424.400<text:s/></text:p>
          </table:table-cell>
          <table:table-cell office:value-type="float" office:value="66544794.149999999" table:style-name="ce17">
            <text:p>66.544.794<text:s/></text:p>
          </table:table-cell>
          <table:table-cell office:value-type="float" office:value="27144361.219999999" table:style-name="ce17">
            <text:p>27.144.361<text:s/></text:p>
          </table:table-cell>
          <table:table-cell office:value-type="float" office:value="210738323.19999999" table:style-name="ce17">
            <text:p>210.738.323<text:s/></text:p>
          </table:table-cell>
          <table:table-cell office:value-type="float" office:value="22617950.030000001" table:style-name="ce17">
            <text:p>22.617.950<text:s/></text:p>
          </table:table-cell>
          <table:table-cell office:value-type="float" office:value="37993292.409999996" table:style-name="ce17">
            <text:p>37.993.292<text:s/></text:p>
          </table:table-cell>
          <table:table-cell office:value-type="float" office:value="47122809.759999998" table:style-name="ce17">
            <text:p>47.122.810<text:s/></text:p>
          </table:table-cell>
          <table:table-cell office:value-type="float" office:value="26014963.48" table:style-name="ce17">
            <text:p>26.014.963<text:s/></text:p>
          </table:table-cell>
          <table:table-cell office:value-type="float" office:value="84408538.370000005" table:style-name="ce17">
            <text:p>84.408.538<text:s/></text:p>
          </table:table-cell>
          <table:table-cell office:value-type="float" office:value="14539965.93" table:style-name="ce17">
            <text:p>14.539.966<text:s/></text:p>
          </table:table-cell>
          <table:table-cell office:value-type="float" office:value="225505484.06" table:style-name="ce17">
            <text:p>225.505.484<text:s/></text:p>
          </table:table-cell>
          <table:table-cell office:value-type="float" office:value="552529322.00999999" table:style-name="ce17">
            <text:p>552.529.322<text:s/></text:p>
          </table:table-cell>
          <table:table-cell office:value-type="float" office:value="15598680.710000001" table:style-name="ce17">
            <text:p>15.598.681<text:s/></text:p>
          </table:table-cell>
          <table:table-cell office:value-type="float" office:value="11157470.76" table:style-name="ce17">
            <text:p>11.157.471<text:s/></text:p>
          </table:table-cell>
          <table:table-cell office:value-type="float" office:value="2899769.13" table:style-name="ce17">
            <text:p>2.899.769<text:s/></text:p>
          </table:table-cell>
          <table:table-cell office:value-type="float" office:value="197040600.09999999" table:style-name="ce17">
            <text:p>197.040.600<text:s/></text:p>
          </table:table-cell>
          <table:table-cell office:value-type="float" office:value="136974899.63" table:style-name="ce17">
            <text:p>136.974.900<text:s/></text:p>
          </table:table-cell>
          <table:table-cell office:value-type="float" office:value="15825257.77" table:style-name="ce17">
            <text:p>15.825.258<text:s/></text:p>
          </table:table-cell>
          <table:table-cell office:value-type="float" office:value="2124831735.72" table:style-name="ce17">
            <text:p>2.124.831.736<text:s/></text:p>
          </table:table-cell>
          <table:table-cell office:value-type="float" office:value="10032735.59" table:style-name="ce17">
            <text:p>10.032.736<text:s/></text:p>
          </table:table-cell>
          <table:table-cell office:value-type="float" office:value="4396870848.7700005" table:style-name="ce18">
            <text:p>4.396.870.8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258.27999999999997" table:style-name="ce17">
            <text:p>258<text:s/></text:p>
          </table:table-cell>
          <table:table-cell office:value-type="float" office:value="16106.91" table:style-name="ce17">
            <text:p>16.107<text:s/></text:p>
          </table:table-cell>
          <table:table-cell office:value-type="float" office:value="144232.6" table:style-name="ce17">
            <text:p>144.233<text:s/></text:p>
          </table:table-cell>
          <table:table-cell office:value-type="float" office:value="5371.01" table:style-name="ce17">
            <text:p>5.371<text:s/></text:p>
          </table:table-cell>
          <table:table-cell office:value-type="float" office:value="303773.05" table:style-name="ce17">
            <text:p>303.773<text:s/></text:p>
          </table:table-cell>
          <table:table-cell office:value-type="float" office:value="3328137.81" table:style-name="ce17">
            <text:p>3.328.138<text:s/></text:p>
          </table:table-cell>
          <table:table-cell office:value-type="float" office:value="48835720.420000002" table:style-name="ce17">
            <text:p>48.835.720<text:s/></text:p>
          </table:table-cell>
          <table:table-cell office:value-type="float" office:value="1221173.0900000001" table:style-name="ce17">
            <text:p>1.221.173<text:s/></text:p>
          </table:table-cell>
          <table:table-cell office:value-type="float" office:value="281995.40000000002" table:style-name="ce17">
            <text:p>281.995<text:s/></text:p>
          </table:table-cell>
          <table:table-cell office:value-type="float" office:value="143.81" table:style-name="ce17">
            <text:p>144<text:s/></text:p>
          </table:table-cell>
          <table:table-cell office:value-type="float" office:value="6958222.5199999996" table:style-name="ce17">
            <text:p>6.958.223<text:s/></text:p>
          </table:table-cell>
          <table:table-cell office:value-type="float" office:value="78599.240000000005" table:style-name="ce17">
            <text:p>78.599<text:s/></text:p>
          </table:table-cell>
          <table:table-cell office:value-type="float" office:value="270255.27" table:style-name="ce17">
            <text:p>270.255<text:s/></text:p>
          </table:table-cell>
          <table:table-cell office:value-type="float" office:value="14152466.01" table:style-name="ce17">
            <text:p>14.152.466<text:s/></text:p>
          </table:table-cell>
          <table:table-cell office:value-type="float" office:value="5342.23" table:style-name="ce17">
            <text:p>5.342<text:s/></text:p>
          </table:table-cell>
          <table:table-cell office:value-type="float" office:value="3792317.15" table:style-name="ce17">
            <text:p>3.792.317<text:s/></text:p>
          </table:table-cell>
          <table:table-cell office:value-type="float" office:value="1940.42" table:style-name="ce17">
            <text:p>1.940<text:s/></text:p>
          </table:table-cell>
          <table:table-cell office:value-type="float" office:value="14438816.1" table:style-name="ce17">
            <text:p>14.438.816<text:s/></text:p>
          </table:table-cell>
          <table:table-cell office:value-type="float" office:value="136357074.90000001" table:style-name="ce17">
            <text:p>136.357.075<text:s/></text:p>
          </table:table-cell>
          <table:table-cell office:value-type="float" office:value="9291.17" table:style-name="ce17">
            <text:p>9.291<text:s/></text:p>
          </table:table-cell>
          <table:table-cell office:value-type="float" office:value="23965.29" table:style-name="ce17">
            <text:p>23.96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390167.109999999" table:style-name="ce17">
            <text:p>17.390.167<text:s/></text:p>
          </table:table-cell>
          <table:table-cell office:value-type="float" office:value="905791.25" table:style-name="ce17">
            <text:p>905.791<text:s/></text:p>
          </table:table-cell>
          <table:table-cell office:value-type="float" office:value="1244783" table:style-name="ce17">
            <text:p>1.244.783<text:s/></text:p>
          </table:table-cell>
          <table:table-cell office:value-type="float" office:value="351949164.25" table:style-name="ce17">
            <text:p>351.949.164<text:s/></text:p>
          </table:table-cell>
          <table:table-cell office:value-type="float" office:value="8154.47" table:style-name="ce17">
            <text:p>8.154<text:s/></text:p>
          </table:table-cell>
          <table:table-cell office:value-type="float" office:value="601723262.75999999" table:style-name="ce18">
            <text:p>601.723.26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801731.22" table:style-name="ce17">
            <text:p>3.801.731<text:s/></text:p>
          </table:table-cell>
          <table:table-cell office:value-type="float" office:value="11287000.52" table:style-name="ce17">
            <text:p>11.287.001<text:s/></text:p>
          </table:table-cell>
          <table:table-cell office:value-type="float" office:value="115904273.72999999" table:style-name="ce17">
            <text:p>115.904.274<text:s/></text:p>
          </table:table-cell>
          <table:table-cell office:value-type="float" office:value="2733430.1" table:style-name="ce17">
            <text:p>2.733.430<text:s/></text:p>
          </table:table-cell>
          <table:table-cell office:value-type="float" office:value="93129562.810000002" table:style-name="ce17">
            <text:p>93.129.563<text:s/></text:p>
          </table:table-cell>
          <table:table-cell office:value-type="float" office:value="66223543.490000002" table:style-name="ce17">
            <text:p>66.223.543<text:s/></text:p>
          </table:table-cell>
          <table:table-cell office:value-type="float" office:value="166212352.78" table:style-name="ce17">
            <text:p>166.212.353<text:s/></text:p>
          </table:table-cell>
          <table:table-cell office:value-type="float" office:value="54203226.919999994" table:style-name="ce17">
            <text:p>54.203.227<text:s/></text:p>
          </table:table-cell>
          <table:table-cell office:value-type="float" office:value="66262798.749999993" table:style-name="ce17">
            <text:p>66.262.799<text:s/></text:p>
          </table:table-cell>
          <table:table-cell office:value-type="float" office:value="27144217.41" table:style-name="ce17">
            <text:p>27.144.217<text:s/></text:p>
          </table:table-cell>
          <table:table-cell office:value-type="float" office:value="203780100.68000001" table:style-name="ce17">
            <text:p>203.780.101<text:s/></text:p>
          </table:table-cell>
          <table:table-cell office:value-type="float" office:value="22539350.789999999" table:style-name="ce17">
            <text:p>22.539.351<text:s/></text:p>
          </table:table-cell>
          <table:table-cell office:value-type="float" office:value="37723037.140000001" table:style-name="ce17">
            <text:p>37.723.037<text:s/></text:p>
          </table:table-cell>
          <table:table-cell office:value-type="float" office:value="32970343.750000004" table:style-name="ce17">
            <text:p>32.970.344<text:s/></text:p>
          </table:table-cell>
          <table:table-cell office:value-type="float" office:value="26009621.25" table:style-name="ce17">
            <text:p>26.009.621<text:s/></text:p>
          </table:table-cell>
          <table:table-cell office:value-type="float" office:value="80616221.220000014" table:style-name="ce17">
            <text:p>80.616.221<text:s/></text:p>
          </table:table-cell>
          <table:table-cell office:value-type="float" office:value="14538025.510000002" table:style-name="ce17">
            <text:p>14.538.026<text:s/></text:p>
          </table:table-cell>
          <table:table-cell office:value-type="float" office:value="211066667.96000001" table:style-name="ce17">
            <text:p>211.066.668<text:s/></text:p>
          </table:table-cell>
          <table:table-cell office:value-type="float" office:value="416172247.11000001" table:style-name="ce17">
            <text:p>416.172.247<text:s/></text:p>
          </table:table-cell>
          <table:table-cell office:value-type="float" office:value="15589389.539999999" table:style-name="ce17">
            <text:p>15.589.390<text:s/></text:p>
          </table:table-cell>
          <table:table-cell office:value-type="float" office:value="11133505.469999999" table:style-name="ce17">
            <text:p>11.133.505<text:s/></text:p>
          </table:table-cell>
          <table:table-cell office:value-type="float" office:value="2899769.13" table:style-name="ce17">
            <text:p>2.899.769<text:s/></text:p>
          </table:table-cell>
          <table:table-cell office:value-type="float" office:value="179650432.99000001" table:style-name="ce17">
            <text:p>179.650.433<text:s/></text:p>
          </table:table-cell>
          <table:table-cell office:value-type="float" office:value="136069108.38" table:style-name="ce17">
            <text:p>136.069.108<text:s/></text:p>
          </table:table-cell>
          <table:table-cell office:value-type="float" office:value="14580474.77" table:style-name="ce17">
            <text:p>14.580.475<text:s/></text:p>
          </table:table-cell>
          <table:table-cell office:value-type="float" office:value="1772882571.47" table:style-name="ce17">
            <text:p>1.772.882.571<text:s/></text:p>
          </table:table-cell>
          <table:table-cell office:value-type="float" office:value="10024581.119999999" table:style-name="ce17">
            <text:p>10.024.581<text:s/></text:p>
          </table:table-cell>
          <table:table-cell office:value-type="float" office:value="3795147586.0100002" table:style-name="ce18">
            <text:p>3.795.147.5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4628612.79" table:style-name="ce17">
            <text:p>4.628.613<text:s/></text:p>
          </table:table-cell>
          <table:table-cell office:value-type="float" office:value="6561028.7000000002" table:style-name="ce17">
            <text:p>6.561.029<text:s/></text:p>
          </table:table-cell>
          <table:table-cell office:value-type="float" office:value="2304100" table:style-name="ce17">
            <text:p>2.304.100<text:s/></text:p>
          </table:table-cell>
          <table:table-cell office:value-type="float" office:value="13894298.25" table:style-name="ce17">
            <text:p>13.894.298<text:s/></text:p>
          </table:table-cell>
          <table:table-cell office:value-type="float" office:value="1118711.3999999999" table:style-name="ce17">
            <text:p>1.118.71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0738.5" table:style-name="ce17">
            <text:p>40.73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238223.300000001" table:style-name="ce17">
            <text:p>16.238.223<text:s/></text:p>
          </table:table-cell>
          <table:table-cell office:value-type="float" office:value="250.52" table:style-name="ce17">
            <text:p>251<text:s/></text:p>
          </table:table-cell>
          <table:table-cell office:value-type="float" office:value="229566.1" table:style-name="ce17">
            <text:p>229.566<text:s/></text:p>
          </table:table-cell>
          <table:table-cell office:value-type="float" office:value="235552.46" table:style-name="ce17">
            <text:p>235.552<text:s/></text:p>
          </table:table-cell>
          <table:table-cell office:value-type="float" office:value="650000" table:style-name="ce17">
            <text:p>650.000<text:s/></text:p>
          </table:table-cell>
          <table:table-cell office:value-type="float" office:value="406854.09" table:style-name="ce17">
            <text:p>406.854<text:s/></text:p>
          </table:table-cell>
          <table:table-cell office:value-type="float" office:value="24696110.129999999" table:style-name="ce17">
            <text:p>24.696.11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335018.100000001" table:style-name="ce17">
            <text:p>22.335.018<text:s/></text:p>
          </table:table-cell>
          <table:table-cell office:value-type="float" office:value="327991562.36000001" table:style-name="ce17">
            <text:p>327.991.56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607231.1100000003" table:style-name="ce17">
            <text:p>6.607.231<text:s/></text:p>
          </table:table-cell>
          <table:table-cell office:value-type="float" office:value="40.799999999999997" table:style-name="ce17">
            <text:p>4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528669.57" table:style-name="ce17">
            <text:p>20.528.67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48466568.18000007" table:style-name="ce18">
            <text:p>448.466.5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7040399.4100000001" table:style-name="ce17">
            <text:p>7.040.399<text:s/></text:p>
          </table:table-cell>
          <table:table-cell office:value-type="float" office:value="22181650.699999999" table:style-name="ce17">
            <text:p>22.181.651<text:s/></text:p>
          </table:table-cell>
          <table:table-cell office:value-type="float" office:value="28474922.760000002" table:style-name="ce17">
            <text:p>28.474.923<text:s/></text:p>
          </table:table-cell>
          <table:table-cell office:value-type="float" office:value="18393353.670000002" table:style-name="ce17">
            <text:p>18.393.354<text:s/></text:p>
          </table:table-cell>
          <table:table-cell office:value-type="float" office:value="60177684.200000003" table:style-name="ce17">
            <text:p>60.177.684<text:s/></text:p>
          </table:table-cell>
          <table:table-cell office:value-type="float" office:value="45965642.600000001" table:style-name="ce17">
            <text:p>45.965.643<text:s/></text:p>
          </table:table-cell>
          <table:table-cell office:value-type="float" office:value="1538195746.4300001" table:style-name="ce17">
            <text:p>1.538.195.746<text:s/></text:p>
          </table:table-cell>
          <table:table-cell office:value-type="float" office:value="32854964.32" table:style-name="ce17">
            <text:p>32.854.964<text:s/></text:p>
          </table:table-cell>
          <table:table-cell office:value-type="float" office:value="45164461.43" table:style-name="ce17">
            <text:p>45.164.461<text:s/></text:p>
          </table:table-cell>
          <table:table-cell office:value-type="float" office:value="35538279.460000001" table:style-name="ce17">
            <text:p>35.538.279<text:s/></text:p>
          </table:table-cell>
          <table:table-cell office:value-type="float" office:value="167471077.59" table:style-name="ce17">
            <text:p>167.471.078<text:s/></text:p>
          </table:table-cell>
          <table:table-cell office:value-type="float" office:value="24323718.370000001" table:style-name="ce17">
            <text:p>24.323.718<text:s/></text:p>
          </table:table-cell>
          <table:table-cell office:value-type="float" office:value="39263318.140000001" table:style-name="ce17">
            <text:p>39.263.318<text:s/></text:p>
          </table:table-cell>
          <table:table-cell office:value-type="float" office:value="42848781.350000001" table:style-name="ce17">
            <text:p>42.848.781<text:s/></text:p>
          </table:table-cell>
          <table:table-cell office:value-type="float" office:value="48801878.670000002" table:style-name="ce17">
            <text:p>48.801.879<text:s/></text:p>
          </table:table-cell>
          <table:table-cell office:value-type="float" office:value="70984904.060000002" table:style-name="ce17">
            <text:p>70.984.904<text:s/></text:p>
          </table:table-cell>
          <table:table-cell office:value-type="float" office:value="21393667.600000001" table:style-name="ce17">
            <text:p>21.393.668<text:s/></text:p>
          </table:table-cell>
          <table:table-cell office:value-type="float" office:value="72278218.909999996" table:style-name="ce17">
            <text:p>72.278.219<text:s/></text:p>
          </table:table-cell>
          <table:table-cell office:value-type="float" office:value="286182909.61000001" table:style-name="ce17">
            <text:p>286.182.910<text:s/></text:p>
          </table:table-cell>
          <table:table-cell office:value-type="float" office:value="37089263.450000003" table:style-name="ce17">
            <text:p>37.089.263<text:s/></text:p>
          </table:table-cell>
          <table:table-cell office:value-type="float" office:value="21273688.059999999" table:style-name="ce17">
            <text:p>21.273.688<text:s/></text:p>
          </table:table-cell>
          <table:table-cell office:value-type="float" office:value="17949799.329999998" table:style-name="ce17">
            <text:p>17.949.799<text:s/></text:p>
          </table:table-cell>
          <table:table-cell office:value-type="float" office:value="115147382.38" table:style-name="ce17">
            <text:p>115.147.382<text:s/></text:p>
          </table:table-cell>
          <table:table-cell office:value-type="float" office:value="55421384.060000002" table:style-name="ce17">
            <text:p>55.421.384<text:s/></text:p>
          </table:table-cell>
          <table:table-cell office:value-type="float" office:value="17338272.760000002" table:style-name="ce17">
            <text:p>17.338.273<text:s/></text:p>
          </table:table-cell>
          <table:table-cell office:value-type="float" office:value="138211142.02000001" table:style-name="ce17">
            <text:p>138.211.142<text:s/></text:p>
          </table:table-cell>
          <table:table-cell office:value-type="float" office:value="9997108.3300000001" table:style-name="ce17">
            <text:p>9.997.108<text:s/></text:p>
          </table:table-cell>
          <table:table-cell office:value-type="float" office:value="3019963619.6699996" table:style-name="ce18">
            <text:p>3.019.963.6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3966530.1399999997" table:style-name="ce17">
            <text:p>3.966.530<text:s/></text:p>
          </table:table-cell>
          <table:table-cell office:value-type="float" office:value="21520424.379999999" table:style-name="ce17">
            <text:p>21.520.424<text:s/></text:p>
          </table:table-cell>
          <table:table-cell office:value-type="float" office:value="35562592.68" table:style-name="ce17">
            <text:p>35.562.593<text:s/></text:p>
          </table:table-cell>
          <table:table-cell office:value-type="float" office:value="2407586.31" table:style-name="ce17">
            <text:p>2.407.586<text:s/></text:p>
          </table:table-cell>
          <table:table-cell office:value-type="float" office:value="84723022.38000001" table:style-name="ce17">
            <text:p>84.723.022<text:s/></text:p>
          </table:table-cell>
          <table:table-cell office:value-type="float" office:value="96278793.640000001" table:style-name="ce17">
            <text:p>96.278.794<text:s/></text:p>
          </table:table-cell>
          <table:table-cell office:value-type="float" office:value="495384555.07999998" table:style-name="ce17">
            <text:p>495.384.555<text:s/></text:p>
          </table:table-cell>
          <table:table-cell office:value-type="float" office:value="45967441.350000001" table:style-name="ce17">
            <text:p>45.967.441<text:s/></text:p>
          </table:table-cell>
          <table:table-cell office:value-type="float" office:value="105282796.86" table:style-name="ce17">
            <text:p>105.282.797<text:s/></text:p>
          </table:table-cell>
          <table:table-cell office:value-type="float" office:value="14064806.99" table:style-name="ce17">
            <text:p>14.064.807<text:s/></text:p>
          </table:table-cell>
          <table:table-cell office:value-type="float" office:value="148805918.97999999" table:style-name="ce17">
            <text:p>148.805.919<text:s/></text:p>
          </table:table-cell>
          <table:table-cell office:value-type="float" office:value="21191472.450000003" table:style-name="ce17">
            <text:p>21.191.472<text:s/></text:p>
          </table:table-cell>
          <table:table-cell office:value-type="float" office:value="24300549.099999998" table:style-name="ce17">
            <text:p>24.300.549<text:s/></text:p>
          </table:table-cell>
          <table:table-cell office:value-type="float" office:value="34302599.600000001" table:style-name="ce17">
            <text:p>34.302.600<text:s/></text:p>
          </table:table-cell>
          <table:table-cell office:value-type="float" office:value="17520198.109999999" table:style-name="ce17">
            <text:p>17.520.198<text:s/></text:p>
          </table:table-cell>
          <table:table-cell office:value-type="float" office:value="61270123.110000007" table:style-name="ce17">
            <text:p>61.270.123<text:s/></text:p>
          </table:table-cell>
          <table:table-cell office:value-type="float" office:value="12081557.24" table:style-name="ce17">
            <text:p>12.081.557<text:s/></text:p>
          </table:table-cell>
          <table:table-cell office:value-type="float" office:value="196373699.79000002" table:style-name="ce17">
            <text:p>196.373.700<text:s/></text:p>
          </table:table-cell>
          <table:table-cell office:value-type="float" office:value="1300144188.0699999" table:style-name="ce17">
            <text:p>1.300.144.188<text:s/></text:p>
          </table:table-cell>
          <table:table-cell office:value-type="float" office:value="19062571.23" table:style-name="ce17">
            <text:p>19.062.571<text:s/></text:p>
          </table:table-cell>
          <table:table-cell office:value-type="float" office:value="9359494.6999999993" table:style-name="ce17">
            <text:p>9.359.495<text:s/></text:p>
          </table:table-cell>
          <table:table-cell office:value-type="float" office:value="3232856.7700000005" table:style-name="ce17">
            <text:p>3.232.857<text:s/></text:p>
          </table:table-cell>
          <table:table-cell office:value-type="float" office:value="141019657.18000001" table:style-name="ce17">
            <text:p>141.019.657<text:s/></text:p>
          </table:table-cell>
          <table:table-cell office:value-type="float" office:value="134211078.51000001" table:style-name="ce17">
            <text:p>134.211.079<text:s/></text:p>
          </table:table-cell>
          <table:table-cell office:value-type="float" office:value="10425107.710000001" table:style-name="ce17">
            <text:p>10.425.108<text:s/></text:p>
          </table:table-cell>
          <table:table-cell office:value-type="float" office:value="1754502438.9400001" table:style-name="ce17">
            <text:p>1.754.502.439<text:s/></text:p>
          </table:table-cell>
          <table:table-cell office:value-type="float" office:value="5114900.28" table:style-name="ce17">
            <text:p>5.114.900<text:s/></text:p>
          </table:table-cell>
          <table:table-cell office:value-type="float" office:value="4798076961.579999" table:style-name="ce18">
            <text:p>4.798.076.962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6882141.829999998" table:style-name="ce21">
            <text:p>46.882.142<text:s/></text:p>
          </table:table-cell>
          <table:table-cell office:value-type="float" office:value="205278740.12" table:style-name="ce21">
            <text:p>205.278.740<text:s/></text:p>
          </table:table-cell>
          <table:table-cell office:value-type="float" office:value="967751321.67000008" table:style-name="ce21">
            <text:p>967.751.322<text:s/></text:p>
          </table:table-cell>
          <table:table-cell office:value-type="float" office:value="68977483.310000002" table:style-name="ce21">
            <text:p>68.977.483<text:s/></text:p>
          </table:table-cell>
          <table:table-cell office:value-type="float" office:value="1483557762.48" table:style-name="ce21">
            <text:p>1.483.557.762<text:s/></text:p>
          </table:table-cell>
          <table:table-cell office:value-type="float" office:value="981917844.96999991" table:style-name="ce21">
            <text:p>981.917.845<text:s/></text:p>
          </table:table-cell>
          <table:table-cell office:value-type="float" office:value="9255805889.5499992" table:style-name="ce21">
            <text:p>9.255.805.890<text:s/></text:p>
          </table:table-cell>
          <table:table-cell office:value-type="float" office:value="998354178.68000007" table:style-name="ce21">
            <text:p>998.354.179<text:s/></text:p>
          </table:table-cell>
          <table:table-cell office:value-type="float" office:value="953204019.56000006" table:style-name="ce21">
            <text:p>953.204.020<text:s/></text:p>
          </table:table-cell>
          <table:table-cell office:value-type="float" office:value="471573555.41999996" table:style-name="ce21">
            <text:p>471.573.555<text:s/></text:p>
          </table:table-cell>
          <table:table-cell office:value-type="float" office:value="3211048065.3199997" table:style-name="ce21">
            <text:p>3.211.048.065<text:s/></text:p>
          </table:table-cell>
          <table:table-cell office:value-type="float" office:value="334146167.97000003" table:style-name="ce21">
            <text:p>334.146.168<text:s/></text:p>
          </table:table-cell>
          <table:table-cell office:value-type="float" office:value="460978656.27000004" table:style-name="ce21">
            <text:p>460.978.656<text:s/></text:p>
          </table:table-cell>
          <table:table-cell office:value-type="float" office:value="484719729.37000006" table:style-name="ce21">
            <text:p>484.719.729<text:s/></text:p>
          </table:table-cell>
          <table:table-cell office:value-type="float" office:value="306950111.67000002" table:style-name="ce21">
            <text:p>306.950.112<text:s/></text:p>
          </table:table-cell>
          <table:table-cell office:value-type="float" office:value="1432332701.1799998" table:style-name="ce21">
            <text:p>1.432.332.701<text:s/></text:p>
          </table:table-cell>
          <table:table-cell office:value-type="float" office:value="191955759.70000002" table:style-name="ce21">
            <text:p>191.955.760<text:s/></text:p>
          </table:table-cell>
          <table:table-cell office:value-type="float" office:value="3433579834.9699998" table:style-name="ce21">
            <text:p>3.433.579.835<text:s/></text:p>
          </table:table-cell>
          <table:table-cell office:value-type="float" office:value="14006490795.74" table:style-name="ce21">
            <text:p>14.006.490.796<text:s/></text:p>
          </table:table-cell>
          <table:table-cell office:value-type="float" office:value="261476482.46000001" table:style-name="ce21">
            <text:p>261.476.482<text:s/></text:p>
          </table:table-cell>
          <table:table-cell office:value-type="float" office:value="150099855.44" table:style-name="ce21">
            <text:p>150.099.855<text:s/></text:p>
          </table:table-cell>
          <table:table-cell office:value-type="float" office:value="54083121.329999998" table:style-name="ce21">
            <text:p>54.083.121<text:s/></text:p>
          </table:table-cell>
          <table:table-cell office:value-type="float" office:value="3428790268.79" table:style-name="ce21">
            <text:p>3.428.790.269<text:s/></text:p>
          </table:table-cell>
          <table:table-cell office:value-type="float" office:value="2719674402.2599998" table:style-name="ce21">
            <text:p>2.719.674.402<text:s/></text:p>
          </table:table-cell>
          <table:table-cell office:value-type="float" office:value="183013818.76999998" table:style-name="ce21">
            <text:p>183.013.819<text:s/></text:p>
          </table:table-cell>
          <table:table-cell office:value-type="float" office:value="38171912297.169998" table:style-name="ce21">
            <text:p>38.171.912.297<text:s/></text:p>
          </table:table-cell>
          <table:table-cell office:value-type="float" office:value="97864139.510000005" table:style-name="ce21">
            <text:p>97.864.140<text:s/></text:p>
          </table:table-cell>
          <table:table-cell office:value-type="float" office:value="84362419145.509995" table:style-name="ce22">
            <text:p>84.362.419.146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98401821.447685018" table:style-name="ce25">
            <text:p>98.401.821<text:s/></text:p>
          </table:table-cell>
          <table:table-cell office:value-type="float" office:value="263749478.10631868" table:style-name="ce25">
            <text:p>263.749.478<text:s/></text:p>
          </table:table-cell>
          <table:table-cell office:value-type="float" office:value="327614959.74761117" table:style-name="ce25">
            <text:p>327.614.960<text:s/></text:p>
          </table:table-cell>
          <table:table-cell office:value-type="float" office:value="55187837.124144696" table:style-name="ce25">
            <text:p>55.187.837<text:s/></text:p>
          </table:table-cell>
          <table:table-cell office:value-type="float" office:value="1433363872.5147967" table:style-name="ce25">
            <text:p>1.433.363.873<text:s/></text:p>
          </table:table-cell>
          <table:table-cell office:value-type="float" office:value="984732568.25316536" table:style-name="ce25">
            <text:p>984.732.568<text:s/></text:p>
          </table:table-cell>
          <table:table-cell office:value-type="float" office:value="2661320702.5191021" table:style-name="ce25">
            <text:p>2.661.320.703<text:s/></text:p>
          </table:table-cell>
          <table:table-cell office:value-type="float" office:value="708938560.04269564" table:style-name="ce25">
            <text:p>708.938.560<text:s/></text:p>
          </table:table-cell>
          <table:table-cell office:value-type="float" office:value="729902038.24568284" table:style-name="ce25">
            <text:p>729.902.038<text:s/></text:p>
          </table:table-cell>
          <table:table-cell office:value-type="float" office:value="348886443.35631704" table:style-name="ce25">
            <text:p>348.886.443<text:s/></text:p>
          </table:table-cell>
          <table:table-cell office:value-type="float" office:value="3690300268.0665908" table:style-name="ce25">
            <text:p>3.690.300.268<text:s/></text:p>
          </table:table-cell>
          <table:table-cell office:value-type="float" office:value="392767233.67283994" table:style-name="ce25">
            <text:p>392.767.234<text:s/></text:p>
          </table:table-cell>
          <table:table-cell office:value-type="float" office:value="454340172.58934498" table:style-name="ce25">
            <text:p>454.340.173<text:s/></text:p>
          </table:table-cell>
          <table:table-cell office:value-type="float" office:value="599485749.64444804" table:style-name="ce25">
            <text:p>599.485.750<text:s/></text:p>
          </table:table-cell>
          <table:table-cell office:value-type="float" office:value="372466153.83262259" table:style-name="ce25">
            <text:p>372.466.154<text:s/></text:p>
          </table:table-cell>
          <table:table-cell office:value-type="float" office:value="1003604908.7440202" table:style-name="ce25">
            <text:p>1.003.604.909<text:s/></text:p>
          </table:table-cell>
          <table:table-cell office:value-type="float" office:value="216543181.30764347" table:style-name="ce25">
            <text:p>216.543.181<text:s/></text:p>
          </table:table-cell>
          <table:table-cell office:value-type="float" office:value="2899865797.4280639" table:style-name="ce25">
            <text:p>2.899.865.797<text:s/></text:p>
          </table:table-cell>
          <table:table-cell office:value-type="float" office:value="5830331351.5538855" table:style-name="ce25">
            <text:p>5.830.331.352<text:s/></text:p>
          </table:table-cell>
          <table:table-cell office:value-type="float" office:value="308473937.92373466" table:style-name="ce25">
            <text:p>308.473.938<text:s/></text:p>
          </table:table-cell>
          <table:table-cell office:value-type="float" office:value="149419918.8125174" table:style-name="ce25">
            <text:p>149.419.919<text:s/></text:p>
          </table:table-cell>
          <table:table-cell office:value-type="float" office:value="82770013.370286867" table:style-name="ce25">
            <text:p>82.770.013<text:s/></text:p>
          </table:table-cell>
          <table:table-cell office:value-type="float" office:value="3264492062.1738362" table:style-name="ce25">
            <text:p>3.264.492.062<text:s/></text:p>
          </table:table-cell>
          <table:table-cell office:value-type="float" office:value="2115833797.1752706" table:style-name="ce25">
            <text:p>2.115.833.797<text:s/></text:p>
          </table:table-cell>
          <table:table-cell office:value-type="float" office:value="266325890.97804466" table:style-name="ce25">
            <text:p>266.325.891<text:s/></text:p>
          </table:table-cell>
          <table:table-cell office:value-type="float" office:value="21875382843.502213" table:style-name="ce25">
            <text:p>21.875.382.844<text:s/></text:p>
          </table:table-cell>
          <table:table-cell office:value-type="float" office:value="94149288.567109182" table:style-name="ce25">
            <text:p>94.149.289<text:s/></text:p>
          </table:table-cell>
          <table:table-cell office:value-type="float" office:value="51228650850.699989" table:style-name="ce26">
            <text:p>51.228.650.851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45283963.27768502" table:style-name="ce21">
            <text:p>145.283.963<text:s/></text:p>
          </table:table-cell>
          <table:table-cell office:value-type="float" office:value="469028218.22631872" table:style-name="ce21">
            <text:p>469.028.218<text:s/></text:p>
          </table:table-cell>
          <table:table-cell office:value-type="float" office:value="1295366281.4176111" table:style-name="ce21">
            <text:p>1.295.366.281<text:s/></text:p>
          </table:table-cell>
          <table:table-cell office:value-type="float" office:value="124165320.43414471" table:style-name="ce21">
            <text:p>124.165.320<text:s/></text:p>
          </table:table-cell>
          <table:table-cell office:value-type="float" office:value="2916921634.9947968" table:style-name="ce21">
            <text:p>2.916.921.635<text:s/></text:p>
          </table:table-cell>
          <table:table-cell office:value-type="float" office:value="1966650413.2231653" table:style-name="ce21">
            <text:p>1.966.650.413<text:s/></text:p>
          </table:table-cell>
          <table:table-cell office:value-type="float" office:value="11917126592.069101" table:style-name="ce21">
            <text:p>11.917.126.592<text:s/></text:p>
          </table:table-cell>
          <table:table-cell office:value-type="float" office:value="1707292738.7226958" table:style-name="ce21">
            <text:p>1.707.292.739<text:s/></text:p>
          </table:table-cell>
          <table:table-cell office:value-type="float" office:value="1683106057.8056829" table:style-name="ce21">
            <text:p>1.683.106.058<text:s/></text:p>
          </table:table-cell>
          <table:table-cell office:value-type="float" office:value="820459998.776317" table:style-name="ce21">
            <text:p>820.459.999<text:s/></text:p>
          </table:table-cell>
          <table:table-cell office:value-type="float" office:value="6901348333.386591" table:style-name="ce21">
            <text:p>6.901.348.333<text:s/></text:p>
          </table:table-cell>
          <table:table-cell office:value-type="float" office:value="726913401.64283991" table:style-name="ce21">
            <text:p>726.913.402<text:s/></text:p>
          </table:table-cell>
          <table:table-cell office:value-type="float" office:value="915318828.85934496" table:style-name="ce21">
            <text:p>915.318.829<text:s/></text:p>
          </table:table-cell>
          <table:table-cell office:value-type="float" office:value="1084205479.0144482" table:style-name="ce21">
            <text:p>1.084.205.479<text:s/></text:p>
          </table:table-cell>
          <table:table-cell office:value-type="float" office:value="679416265.5026226" table:style-name="ce21">
            <text:p>679.416.266<text:s/></text:p>
          </table:table-cell>
          <table:table-cell office:value-type="float" office:value="2435937609.9240198" table:style-name="ce21">
            <text:p>2.435.937.610<text:s/></text:p>
          </table:table-cell>
          <table:table-cell office:value-type="float" office:value="408498941.00764346" table:style-name="ce21">
            <text:p>408.498.941<text:s/></text:p>
          </table:table-cell>
          <table:table-cell office:value-type="float" office:value="6333445632.3980637" table:style-name="ce21">
            <text:p>6.333.445.632<text:s/></text:p>
          </table:table-cell>
          <table:table-cell office:value-type="float" office:value="19836822147.293884" table:style-name="ce21">
            <text:p>19.836.822.147<text:s/></text:p>
          </table:table-cell>
          <table:table-cell office:value-type="float" office:value="569950420.3837347" table:style-name="ce21">
            <text:p>569.950.420<text:s/></text:p>
          </table:table-cell>
          <table:table-cell office:value-type="float" office:value="299519774.2525174" table:style-name="ce21">
            <text:p>299.519.774<text:s/></text:p>
          </table:table-cell>
          <table:table-cell office:value-type="float" office:value="136853134.70028687" table:style-name="ce21">
            <text:p>136.853.135<text:s/></text:p>
          </table:table-cell>
          <table:table-cell office:value-type="float" office:value="6693282330.9638367" table:style-name="ce21">
            <text:p>6.693.282.331<text:s/></text:p>
          </table:table-cell>
          <table:table-cell office:value-type="float" office:value="4835508199.4352703" table:style-name="ce21">
            <text:p>4.835.508.199<text:s/></text:p>
          </table:table-cell>
          <table:table-cell office:value-type="float" office:value="449339709.74804461" table:style-name="ce21">
            <text:p>449.339.710<text:s/></text:p>
          </table:table-cell>
          <table:table-cell office:value-type="float" office:value="60047295140.672211" table:style-name="ce21">
            <text:p>60.047.295.141<text:s/></text:p>
          </table:table-cell>
          <table:table-cell office:value-type="float" office:value="192013428.07710919" table:style-name="ce21">
            <text:p>192.013.428<text:s/></text:p>
          </table:table-cell>
          <table:table-cell office:value-type="float" office:value="135591069996.20999" table:style-name="ce22">
            <text:p>135.591.069.996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882147.51376735605" table:style-name="ce27">
            <text:p>882.148<text:s/></text:p>
          </table:table-cell>
          <table:table-cell office:value-type="float" office:value="8557596.5825989861" table:style-name="ce27">
            <text:p>8.557.597<text:s/></text:p>
          </table:table-cell>
          <table:table-cell office:value-type="float" office:value="3742331.5084512569" table:style-name="ce27">
            <text:p>3.742.332<text:s/></text:p>
          </table:table-cell>
          <table:table-cell office:value-type="float" office:value="794079.50887708471" table:style-name="ce27">
            <text:p>794.080<text:s/></text:p>
          </table:table-cell>
          <table:table-cell office:value-type="float" office:value="24789309.120643668" table:style-name="ce27">
            <text:p>24.789.309<text:s/></text:p>
          </table:table-cell>
          <table:table-cell office:value-type="float" office:value="19769928.01736721" table:style-name="ce27">
            <text:p>19.769.928<text:s/></text:p>
          </table:table-cell>
          <table:table-cell office:value-type="float" office:value="46819404.972279109" table:style-name="ce27">
            <text:p>46.819.405<text:s/></text:p>
          </table:table-cell>
          <table:table-cell office:value-type="float" office:value="11781474.714669673" table:style-name="ce27">
            <text:p>11.781.475<text:s/></text:p>
          </table:table-cell>
          <table:table-cell office:value-type="float" office:value="30102067.014524207" table:style-name="ce27">
            <text:p>30.102.067<text:s/></text:p>
          </table:table-cell>
          <table:table-cell office:value-type="float" office:value="4449245.3998293187" table:style-name="ce27">
            <text:p>4.449.245<text:s/></text:p>
          </table:table-cell>
          <table:table-cell office:value-type="float" office:value="71625245.318546981" table:style-name="ce27">
            <text:p>71.625.245<text:s/></text:p>
          </table:table-cell>
          <table:table-cell office:value-type="float" office:value="17083032.975550987" table:style-name="ce27">
            <text:p>17.083.033<text:s/></text:p>
          </table:table-cell>
          <table:table-cell office:value-type="float" office:value="27661926.360191487" table:style-name="ce27">
            <text:p>27.661.926<text:s/></text:p>
          </table:table-cell>
          <table:table-cell office:value-type="float" office:value="6755610.3699128404" table:style-name="ce27">
            <text:p>6.755.610<text:s/></text:p>
          </table:table-cell>
          <table:table-cell office:value-type="float" office:value="6835500.5135647841" table:style-name="ce27">
            <text:p>6.835.501<text:s/></text:p>
          </table:table-cell>
          <table:table-cell office:value-type="float" office:value="19992558.879989389" table:style-name="ce27">
            <text:p>19.992.559<text:s/></text:p>
          </table:table-cell>
          <table:table-cell office:value-type="float" office:value="2031224.1470966497" table:style-name="ce27">
            <text:p>2.031.224<text:s/></text:p>
          </table:table-cell>
          <table:table-cell office:value-type="float" office:value="62828274.964612313" table:style-name="ce27">
            <text:p>62.828.275<text:s/></text:p>
          </table:table-cell>
          <table:table-cell office:value-type="float" office:value="1592757611.76249" table:style-name="ce27">
            <text:p>1.592.757.612<text:s/></text:p>
          </table:table-cell>
          <table:table-cell office:value-type="float" office:value="4555637.6428497005" table:style-name="ce27">
            <text:p>4.555.638<text:s/></text:p>
          </table:table-cell>
          <table:table-cell office:value-type="float" office:value="1437920.581441083" table:style-name="ce27">
            <text:p>1.437.921<text:s/></text:p>
          </table:table-cell>
          <table:table-cell office:value-type="float" office:value="2134376.2089799624" table:style-name="ce27">
            <text:p>2.134.376<text:s/></text:p>
          </table:table-cell>
          <table:table-cell office:value-type="float" office:value="58449864.530098617" table:style-name="ce27">
            <text:p>58.449.865<text:s/></text:p>
          </table:table-cell>
          <table:table-cell office:value-type="float" office:value="22236986.06610946" table:style-name="ce27">
            <text:p>22.236.986<text:s/></text:p>
          </table:table-cell>
          <table:table-cell office:value-type="float" office:value="4060672.2125185607" table:style-name="ce27">
            <text:p>4.060.672<text:s/></text:p>
          </table:table-cell>
          <table:table-cell office:value-type="float" office:value="187999292.43811551" table:style-name="ce27">
            <text:p>187.999.292<text:s/></text:p>
          </table:table-cell>
          <table:table-cell office:value-type="float" office:value="10345236.024924556" table:style-name="ce27">
            <text:p>10.345.236<text:s/></text:p>
          </table:table-cell>
          <table:table-cell office:value-type="float" office:value="2250478555.3500004" table:style-name="ce28">
            <text:p>2.250.478.555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46166110.79145238" table:style-name="ce21">
            <text:p>146.166.111<text:s/></text:p>
          </table:table-cell>
          <table:table-cell office:value-type="float" office:value="477585814.8089177" table:style-name="ce21">
            <text:p>477.585.815<text:s/></text:p>
          </table:table-cell>
          <table:table-cell office:value-type="float" office:value="1299108612.9260623" table:style-name="ce21">
            <text:p>1.299.108.613<text:s/></text:p>
          </table:table-cell>
          <table:table-cell office:value-type="float" office:value="124959399.94302179" table:style-name="ce21">
            <text:p>124.959.400<text:s/></text:p>
          </table:table-cell>
          <table:table-cell office:value-type="float" office:value="2941710944.1154404" table:style-name="ce21">
            <text:p>2.941.710.944<text:s/></text:p>
          </table:table-cell>
          <table:table-cell office:value-type="float" office:value="1986420341.2405324" table:style-name="ce21">
            <text:p>1.986.420.341<text:s/></text:p>
          </table:table-cell>
          <table:table-cell office:value-type="float" office:value="11963945997.04138" table:style-name="ce21">
            <text:p>11.963.945.997<text:s/></text:p>
          </table:table-cell>
          <table:table-cell office:value-type="float" office:value="1719074213.4373655" table:style-name="ce21">
            <text:p>1.719.074.213<text:s/></text:p>
          </table:table-cell>
          <table:table-cell office:value-type="float" office:value="1713208124.8202071" table:style-name="ce21">
            <text:p>1.713.208.125<text:s/></text:p>
          </table:table-cell>
          <table:table-cell office:value-type="float" office:value="824909244.17614627" table:style-name="ce21">
            <text:p>824.909.244<text:s/></text:p>
          </table:table-cell>
          <table:table-cell office:value-type="float" office:value="6972973578.7051382" table:style-name="ce21">
            <text:p>6.972.973.579<text:s/></text:p>
          </table:table-cell>
          <table:table-cell office:value-type="float" office:value="743996434.61839092" table:style-name="ce21">
            <text:p>743.996.435<text:s/></text:p>
          </table:table-cell>
          <table:table-cell office:value-type="float" office:value="942980755.21953642" table:style-name="ce21">
            <text:p>942.980.755<text:s/></text:p>
          </table:table-cell>
          <table:table-cell office:value-type="float" office:value="1090961089.384361" table:style-name="ce21">
            <text:p>1.090.961.089<text:s/></text:p>
          </table:table-cell>
          <table:table-cell office:value-type="float" office:value="686251766.01618743" table:style-name="ce21">
            <text:p>686.251.766<text:s/></text:p>
          </table:table-cell>
          <table:table-cell office:value-type="float" office:value="2455930168.8040094" table:style-name="ce21">
            <text:p>2.455.930.169<text:s/></text:p>
          </table:table-cell>
          <table:table-cell office:value-type="float" office:value="410530165.1547401" table:style-name="ce21">
            <text:p>410.530.165<text:s/></text:p>
          </table:table-cell>
          <table:table-cell office:value-type="float" office:value="6396273907.3626757" table:style-name="ce21">
            <text:p>6.396.273.907<text:s/></text:p>
          </table:table-cell>
          <table:table-cell office:value-type="float" office:value="21429579759.056374" table:style-name="ce21">
            <text:p>21.429.579.759<text:s/></text:p>
          </table:table-cell>
          <table:table-cell office:value-type="float" office:value="574506058.02658439" table:style-name="ce21">
            <text:p>574.506.058<text:s/></text:p>
          </table:table-cell>
          <table:table-cell office:value-type="float" office:value="300957694.83395851" table:style-name="ce21">
            <text:p>300.957.695<text:s/></text:p>
          </table:table-cell>
          <table:table-cell office:value-type="float" office:value="138987510.90926683" table:style-name="ce21">
            <text:p>138.987.511<text:s/></text:p>
          </table:table-cell>
          <table:table-cell office:value-type="float" office:value="6751732195.4939356" table:style-name="ce21">
            <text:p>6.751.732.195<text:s/></text:p>
          </table:table-cell>
          <table:table-cell office:value-type="float" office:value="4857745185.50138" table:style-name="ce21">
            <text:p>4.857.745.186<text:s/></text:p>
          </table:table-cell>
          <table:table-cell office:value-type="float" office:value="453400381.96056318" table:style-name="ce21">
            <text:p>453.400.382<text:s/></text:p>
          </table:table-cell>
          <table:table-cell office:value-type="float" office:value="60235294433.110329" table:style-name="ce21">
            <text:p>60.235.294.433<text:s/></text:p>
          </table:table-cell>
          <table:table-cell office:value-type="float" office:value="202358664.10203373" table:style-name="ce21">
            <text:p>202.358.664<text:s/></text:p>
          </table:table-cell>
          <table:table-cell office:value-type="float" office:value="137841548551.56" table:style-name="ce22">
            <text:p>137.841.548.552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8-01-15T17:41:07Z</dc:date>
    <meta:print-date>2011-05-12T16:46:54Z</meta:print-date>
    <meta:editing-cycles>41</meta:editing-cycles>
    <meta:editing-duration>PT4293S</meta:editing-duration>
  </office:meta>
</office:document-meta>
</file>